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10000000898AFDC92B1C876E2.png" manifest:media-type="image/png"/>
  <manifest:file-entry manifest:full-path="Pictures/100017170000050B000000DBE833FCAE61160307.svg" manifest:media-type="image/svg+xml"/>
  <manifest:file-entry manifest:full-path="Pictures/100002010000000A0000000A447FC9E9CC483506.png" manifest:media-type="image/png"/>
  <manifest:file-entry manifest:full-path="Pictures/1000070F0000010A0000010C4F350806A528871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f6827" officeooo:paragraph-rsid="000f6827"/>
    </style:style>
    <style:style style:name="P2" style:family="paragraph" style:parent-style-name="Text_20_body">
      <style:text-properties fo:language="de" fo:country="DE" officeooo:rsid="00102a6a" officeooo:paragraph-rsid="00102a6a"/>
    </style:style>
    <style:style style:name="P3" style:family="paragraph" style:parent-style-name="Text_20_body">
      <style:text-properties officeooo:rsid="0010c9c3" officeooo:paragraph-rsid="0010c9c3"/>
    </style:style>
    <style:style style:name="P4" style:family="paragraph" style:parent-style-name="Text_20_body">
      <style:text-properties fo:font-weight="bold" officeooo:rsid="001b4c04" officeooo:paragraph-rsid="0024488b" style:font-weight-asian="bold" style:font-weight-complex="bold"/>
    </style:style>
    <style:style style:name="P5" style:family="paragraph" style:parent-style-name="Text_20_body">
      <style:paragraph-properties style:line-height-at-least="0.503cm"/>
      <style:text-properties fo:color="#000000" style:font-name="Droid Sans Mono" fo:font-size="10.5pt" fo:font-weight="normal" officeooo:rsid="004f474f" officeooo:paragraph-rsid="0052bb60" fo:background-color="#ffffff" style:font-weight-asian="normal" style:font-weight-complex="normal"/>
    </style:style>
    <style:style style:name="P6" style:family="paragraph" style:parent-style-name="Text_20_body">
      <style:paragraph-properties style:line-height-at-least="0.503cm"/>
      <style:text-properties fo:color="#000000" style:font-name="Droid Sans Mono" fo:font-size="10.5pt" fo:font-weight="normal" officeooo:rsid="004f474f" officeooo:paragraph-rsid="00552cbb" fo:background-color="#ffffff" style:font-weight-asian="normal" style:font-weight-complex="normal"/>
    </style:style>
    <style:style style:name="P7" style:family="paragraph" style:parent-style-name="Text_20_body">
      <style:text-properties officeooo:rsid="0039c48d" officeooo:paragraph-rsid="0039c48d"/>
    </style:style>
    <style:style style:name="P8" style:family="paragraph" style:parent-style-name="Text_20_body">
      <style:text-properties officeooo:rsid="0039c48d" officeooo:paragraph-rsid="003c8b01"/>
    </style:style>
    <style:style style:name="P9" style:family="paragraph" style:parent-style-name="Text_20_body">
      <style:text-properties officeooo:paragraph-rsid="00492712"/>
    </style:style>
    <style:style style:name="P10" style:family="paragraph" style:parent-style-name="Text_20_body">
      <style:text-properties officeooo:paragraph-rsid="004c3560"/>
    </style:style>
    <style:style style:name="P11" style:family="paragraph" style:parent-style-name="Text_20_body">
      <style:text-properties officeooo:rsid="004f474f" officeooo:paragraph-rsid="004f474f"/>
    </style:style>
    <style:style style:name="P12" style:family="paragraph" style:parent-style-name="Text_20_body">
      <style:text-properties officeooo:rsid="004f474f" officeooo:paragraph-rsid="005135eb"/>
    </style:style>
    <style:style style:name="P13" style:family="paragraph" style:parent-style-name="Text_20_body">
      <style:text-properties officeooo:rsid="005135eb" officeooo:paragraph-rsid="005135eb"/>
    </style:style>
    <style:style style:name="P14" style:family="paragraph" style:parent-style-name="Text_20_body">
      <style:text-properties officeooo:rsid="005135eb" officeooo:paragraph-rsid="0054a6e8"/>
    </style:style>
    <style:style style:name="P15" style:family="paragraph" style:parent-style-name="Text_20_body">
      <style:text-properties officeooo:rsid="0054a6e8" officeooo:paragraph-rsid="0054a6e8"/>
    </style:style>
    <style:style style:name="P16" style:family="paragraph" style:parent-style-name="Title">
      <style:text-properties officeooo:rsid="000aca35" officeooo:paragraph-rsid="000aca35"/>
    </style:style>
    <style:style style:name="P17" style:family="paragraph" style:parent-style-name="Standard">
      <style:paragraph-properties style:line-height-at-least="0.503cm"/>
      <style:text-properties fo:color="#000000" style:font-name="Droid Sans Mono" fo:font-size="10.5pt" fo:font-weight="normal" fo:background-color="#ffffff"/>
    </style:style>
    <style:style style:name="P18" style:family="paragraph" style:parent-style-name="Standard">
      <style:paragraph-properties style:line-height-at-least="0.503cm"/>
      <style:text-properties fo:color="#000000" style:font-name="Droid Sans Mono" fo:font-size="10.5pt" fo:font-weight="normal" officeooo:paragraph-rsid="003c8b01" fo:background-color="#ffffff"/>
    </style:style>
    <style:style style:name="P19" style:family="paragraph" style:parent-style-name="Standard">
      <style:paragraph-properties style:line-height-at-least="0.503cm"/>
      <style:text-properties fo:color="#000000" style:font-name="Droid Sans Mono" fo:font-size="10.5pt" fo:font-weight="normal" officeooo:paragraph-rsid="0049f728" fo:background-color="#ffffff"/>
    </style:style>
    <style:style style:name="P20" style:family="paragraph" style:parent-style-name="Standard">
      <style:paragraph-properties style:line-height-at-least="0.503cm"/>
      <style:text-properties fo:color="#000000" style:font-name="Droid Sans Mono" fo:font-size="10.5pt" fo:font-weight="normal" officeooo:paragraph-rsid="00584c91" fo:background-color="#ffffff"/>
    </style:style>
    <style:style style:name="P21" style:family="paragraph" style:parent-style-name="Standard">
      <style:paragraph-properties style:line-height-at-least="0.503cm"/>
      <style:text-properties fo:color="#000000" style:font-name="Droid Sans Mono" fo:font-size="10.5pt" fo:font-weight="normal" officeooo:rsid="0039c48d" officeooo:paragraph-rsid="003c8b01" fo:background-color="#ffffff"/>
    </style:style>
    <style:style style:name="P22" style:family="paragraph" style:parent-style-name="Standard">
      <style:paragraph-properties style:line-height-at-least="0.503cm"/>
      <style:text-properties fo:color="#000000" style:font-name="Droid Sans Mono" fo:font-size="10.5pt" fo:font-weight="normal" officeooo:rsid="0039c48d" officeooo:paragraph-rsid="0059d7f0" fo:background-color="#ffffff"/>
    </style:style>
    <style:style style:name="P23" style:family="paragraph" style:parent-style-name="Standard">
      <style:paragraph-properties style:line-height-at-least="0.503cm"/>
      <style:text-properties fo:color="#000000" style:font-name="Droid Sans Mono" fo:font-size="10.5pt" fo:font-weight="normal" officeooo:rsid="0042b981" officeooo:paragraph-rsid="0042b981" fo:background-color="#ffffff" style:font-weight-asian="normal" style:font-weight-complex="normal"/>
    </style:style>
    <style:style style:name="P24" style:family="paragraph" style:parent-style-name="Standard">
      <style:paragraph-properties style:line-height-at-least="0.503cm"/>
      <style:text-properties fo:color="#000000" style:font-name="Droid Sans Mono" fo:font-size="10.5pt" fo:font-weight="normal" officeooo:rsid="00584c91" officeooo:paragraph-rsid="00584c91" fo:background-color="#ffffff" style:font-weight-asian="normal" style:font-weight-complex="normal"/>
    </style:style>
    <style:style style:name="P25" style:family="paragraph" style:parent-style-name="Standard">
      <style:text-properties fo:color="#000000" style:font-name="Droid Sans Mono" fo:font-size="10.5pt" fo:font-weight="normal" officeooo:paragraph-rsid="004f474f" fo:background-color="#ffffff"/>
    </style:style>
    <style:style style:name="P26" style:family="paragraph" style:parent-style-name="Standard">
      <style:text-properties fo:color="#000000" style:font-name="Droid Sans Mono" fo:font-size="10.5pt" fo:font-weight="normal" officeooo:paragraph-rsid="005135eb" fo:background-color="#ffffff"/>
    </style:style>
    <style:style style:name="P27" style:family="paragraph" style:parent-style-name="Standard">
      <style:text-properties fo:color="#000000" style:font-name="Droid Sans Mono" fo:font-size="10.5pt" fo:font-weight="normal" officeooo:rsid="0054a6e8" officeooo:paragraph-rsid="0054a6e8" fo:background-color="#ffffff"/>
    </style:style>
    <style:style style:name="P28" style:family="paragraph" style:parent-style-name="Standard">
      <style:paragraph-properties style:line-height-at-least="0.503cm"/>
      <style:text-properties fo:color="#000000" style:font-name="Droid Sans Mono" fo:font-size="10.5pt" fo:font-weight="normal" officeooo:rsid="00579d8e" officeooo:paragraph-rsid="00579d8e" fo:background-color="#ffffff"/>
    </style:style>
    <style:style style:name="P29" style:family="paragraph" style:parent-style-name="Standard">
      <style:paragraph-properties style:line-height-at-least="0.503cm"/>
      <style:text-properties fo:color="#000000" style:font-name="Droid Sans Mono" fo:font-size="10.5pt" fo:font-weight="normal" officeooo:rsid="003a5249" officeooo:paragraph-rsid="003c8b01" fo:background-color="#ffffff"/>
    </style:style>
    <style:style style:name="P30" style:family="paragraph" style:parent-style-name="Standard">
      <style:text-properties fo:color="#000000" style:font-name="Droid Sans Mono" fo:font-size="10.5pt" fo:font-weight="normal" officeooo:rsid="003a5249" officeooo:paragraph-rsid="003c8b01" fo:background-color="#ffffff"/>
    </style:style>
    <style:style style:name="P31" style:family="paragraph" style:parent-style-name="Standard">
      <style:text-properties fo:color="#000000" style:font-name="Droid Sans Mono" fo:font-size="10.5pt" fo:font-weight="normal" officeooo:rsid="003c8b01" officeooo:paragraph-rsid="003c8b01" fo:background-color="#ffffff"/>
    </style:style>
    <style:style style:name="P32" style:family="paragraph" style:parent-style-name="Standard">
      <style:text-properties fo:color="#000000" style:font-name="Droid Sans Mono" fo:font-size="10.5pt" fo:font-weight="normal" officeooo:rsid="006ef017" officeooo:paragraph-rsid="006ef017" fo:background-color="#ffffff"/>
    </style:style>
    <style:style style:name="P33" style:family="paragraph" style:parent-style-name="Standard">
      <style:paragraph-properties style:line-height-at-least="0.503cm"/>
      <style:text-properties fo:color="#000000" style:font-name="Droid Sans Mono" fo:font-size="10.5pt" fo:language="en" fo:country="US" fo:font-weight="normal" fo:background-color="#ffffff"/>
    </style:style>
    <style:style style:name="P34" style:family="paragraph" style:parent-style-name="Standard">
      <style:paragraph-properties style:line-height-at-least="0.503cm"/>
      <style:text-properties fo:color="#000000" style:font-name="Droid Sans Mono" fo:font-size="10.5pt" fo:language="en" fo:country="US" fo:font-weight="normal" officeooo:paragraph-rsid="0049f728" fo:background-color="#ffffff"/>
    </style:style>
    <style:style style:name="P35" style:family="paragraph" style:parent-style-name="Standard">
      <style:paragraph-properties style:line-height-at-least="0.503cm"/>
      <style:text-properties fo:color="#000000" style:font-name="Droid Sans Mono" fo:font-size="10.5pt" fo:language="de" fo:country="DE" fo:font-weight="normal" officeooo:rsid="0042b981" officeooo:paragraph-rsid="0042b981" fo:background-color="#ffffff" style:font-weight-asian="normal" style:font-weight-complex="normal"/>
    </style:style>
    <style:style style:name="P36" style:family="paragraph" style:parent-style-name="Standard">
      <style:paragraph-properties style:line-height-at-least="0.503cm"/>
      <style:text-properties fo:color="#000000" style:font-name="Droid Sans Mono" fo:font-size="10.5pt" fo:language="de" fo:country="DE" fo:font-weight="normal" officeooo:rsid="0049f728" officeooo:paragraph-rsid="0049f728" fo:background-color="#ffffff" style:font-weight-asian="normal" style:font-weight-complex="normal"/>
    </style:style>
    <style:style style:name="P37" style:family="paragraph" style:parent-style-name="Standard">
      <style:paragraph-properties style:line-height-at-least="0.503cm"/>
      <style:text-properties fo:color="#000000" style:font-name="Droid Sans Mono" fo:font-size="10.5pt" fo:language="de" fo:country="DE" fo:font-weight="bold" officeooo:rsid="004b5d7c" officeooo:paragraph-rsid="0049f728" fo:background-color="#ffffff" style:font-weight-asian="normal" style:font-weight-complex="normal"/>
    </style:style>
    <style:style style:name="P38" style:family="paragraph" style:parent-style-name="Standard">
      <style:paragraph-properties style:line-height-at-least="0.503cm"/>
      <style:text-properties fo:color="#76bae2" style:font-name="Droid Sans Mono" fo:font-size="10.5pt" fo:font-weight="bold" officeooo:rsid="0035ed2a" fo:background-color="#ffffff" style:font-weight-asian="normal" style:font-weight-complex="normal"/>
    </style:style>
    <style:style style:name="P39" style:family="paragraph" style:parent-style-name="Standard">
      <style:paragraph-properties style:line-height-at-least="0.503cm"/>
      <style:text-properties fo:color="#76bae2" style:font-name="Droid Sans Mono" fo:font-size="10.5pt" fo:font-weight="bold" fo:background-color="#ffffff"/>
    </style:style>
    <style:style style:name="P40" style:family="paragraph" style:parent-style-name="Standard">
      <style:paragraph-properties style:line-height-at-least="0.503cm"/>
      <style:text-properties fo:color="#76bae2" style:font-name="Droid Sans Mono" fo:font-size="10.5pt" fo:language="de" fo:country="DE" fo:font-weight="bold" officeooo:rsid="0038b1f0" officeooo:paragraph-rsid="0038b1f0" fo:background-color="#ffffff" style:font-weight-asian="normal" style:font-weight-complex="normal"/>
    </style:style>
    <style:style style:name="P41" style:family="paragraph" style:parent-style-name="Standard">
      <style:paragraph-properties style:line-height-at-least="0.503cm"/>
      <style:text-properties fo:color="#76bae2" style:font-name="Droid Sans Mono" fo:font-size="10.5pt" fo:language="en" fo:country="US" fo:font-weight="bold" fo:background-color="#ffffff"/>
    </style:style>
    <style:style style:name="P42" style:family="paragraph" style:parent-style-name="Standard">
      <style:paragraph-properties style:line-height-at-least="0.503cm"/>
    </style:style>
    <style:style style:name="P43" style:family="paragraph" style:parent-style-name="Standard">
      <style:paragraph-properties style:line-height-at-least="0.503cm"/>
      <style:text-properties officeooo:paragraph-rsid="0049f728"/>
    </style:style>
    <style:style style:name="P44" style:family="paragraph" style:parent-style-name="Standard">
      <style:paragraph-properties style:line-height-at-least="0.503cm"/>
      <style:text-properties fo:color="#0582ca" style:font-name="Droid Sans Mono" fo:font-size="10.5pt" fo:font-weight="bold" fo:background-color="#ffffff"/>
    </style:style>
    <style:style style:name="P45" style:family="paragraph" style:parent-style-name="Standard">
      <style:paragraph-properties style:line-height-at-least="0.503cm"/>
      <style:text-properties fo:color="#0582ca" style:font-name="Droid Sans Mono" fo:font-size="10.5pt" fo:language="en" fo:country="US" fo:font-weight="bold" fo:background-color="#ffffff"/>
    </style:style>
    <style:style style:name="P46" style:family="paragraph" style:parent-style-name="Standard">
      <style:paragraph-properties style:line-height-at-least="0.503cm"/>
      <style:text-properties fo:color="#0582ca" style:font-name="Droid Sans Mono" fo:font-size="10.5pt" fo:language="en" fo:country="US" fo:font-weight="bold" officeooo:paragraph-rsid="0049f728" fo:background-color="#ffffff"/>
    </style:style>
    <style:style style:name="P47" style:family="paragraph" style:parent-style-name="Standard">
      <style:paragraph-properties style:line-height-at-least="0.503cm"/>
      <style:text-properties fo:language="en" fo:country="US" officeooo:paragraph-rsid="0042b981"/>
    </style:style>
    <style:style style:name="P48" style:family="paragraph" style:parent-style-name="Standard">
      <style:paragraph-properties style:line-height-at-least="0.503cm"/>
      <style:text-properties fo:language="en" fo:country="US" officeooo:rsid="0049f728" officeooo:paragraph-rsid="0049f728"/>
    </style:style>
    <style:style style:name="P49" style:family="paragraph" style:parent-style-name="Heading_20_1">
      <style:text-properties officeooo:rsid="000c8626" officeooo:paragraph-rsid="000c8626"/>
    </style:style>
    <style:style style:name="P50" style:family="paragraph" style:parent-style-name="Heading_20_1">
      <style:text-properties officeooo:rsid="003c8b01" officeooo:paragraph-rsid="003c8b01"/>
    </style:style>
    <style:style style:name="P51" style:family="paragraph" style:parent-style-name="Heading_20_1">
      <style:text-properties fo:color="#76bae2" style:font-name="Droid Sans Mono" fo:font-size="10.5pt" fo:font-weight="bold" officeooo:rsid="0038b1f0" officeooo:paragraph-rsid="0033d80f" fo:background-color="#ffffff" style:font-weight-asian="normal" style:font-weight-complex="normal"/>
    </style:style>
    <style:style style:name="P52" style:family="paragraph" style:parent-style-name="Heading_20_2">
      <style:text-properties officeooo:paragraph-rsid="003c8b01"/>
    </style:style>
    <style:style style:name="P53" style:family="paragraph" style:parent-style-name="Heading_20_2">
      <style:text-properties officeooo:rsid="004f474f" officeooo:paragraph-rsid="004f474f"/>
    </style:style>
    <style:style style:name="P54" style:family="paragraph" style:parent-style-name="Heading_20_2">
      <style:text-properties officeooo:rsid="006f536b" officeooo:paragraph-rsid="006f536b"/>
    </style:style>
    <style:style style:name="P55" style:family="paragraph" style:parent-style-name="Heading_20_2">
      <style:text-properties officeooo:rsid="004ffa0a" officeooo:paragraph-rsid="006f536b"/>
    </style:style>
    <style:style style:name="P56" style:family="paragraph" style:parent-style-name="Heading_20_2">
      <style:text-properties officeooo:rsid="0054a6e8" officeooo:paragraph-rsid="0054a6e8"/>
    </style:style>
    <style:style style:name="P57" style:family="paragraph" style:parent-style-name="Heading_20_2">
      <style:text-properties officeooo:rsid="0024488b" officeooo:paragraph-rsid="0024488b"/>
    </style:style>
    <style:style style:name="P58" style:family="paragraph" style:parent-style-name="Standard" style:list-style-name="L3">
      <style:text-properties officeooo:paragraph-rsid="006a17ea"/>
    </style:style>
    <style:style style:name="P59" style:family="paragraph" style:parent-style-name="Standard" style:list-style-name="L3">
      <style:text-properties fo:color="#76bae2" style:font-name="Droid Sans Mono" fo:font-size="10.5pt" fo:font-weight="bold" officeooo:paragraph-rsid="003c8b01" fo:background-color="#ffffff"/>
    </style:style>
    <style:style style:name="P60" style:family="paragraph" style:parent-style-name="Standard" style:list-style-name="L3">
      <style:text-properties fo:color="#76bae2" style:font-name="Droid Sans Mono" fo:font-size="10.5pt" fo:font-weight="bold" officeooo:rsid="0039c48d" officeooo:paragraph-rsid="003c8b01" fo:background-color="#ffffff"/>
    </style:style>
    <style:style style:name="P61" style:family="paragraph" style:parent-style-name="Standard" style:list-style-name="L3">
      <style:text-properties fo:color="#000000" style:font-name="Droid Sans Mono" fo:font-size="10.5pt" fo:font-weight="normal" officeooo:paragraph-rsid="003c8b01" fo:background-color="#ffffff"/>
    </style:style>
    <style:style style:name="P62" style:family="paragraph" style:parent-style-name="Standard" style:list-style-name="L3">
      <style:text-properties fo:color="#000000" style:font-name="Droid Sans Mono" fo:font-size="10.5pt" fo:font-weight="normal" officeooo:rsid="0039c48d" officeooo:paragraph-rsid="003c8b01" fo:background-color="#ffffff"/>
    </style:style>
    <style:style style:name="P63" style:family="paragraph" style:parent-style-name="Standard" style:list-style-name="L3">
      <style:text-properties fo:color="#000000" style:font-name="Droid Sans Mono" fo:font-size="10.5pt" fo:font-weight="normal" officeooo:rsid="0039c48d" officeooo:paragraph-rsid="006a17ea" fo:background-color="#ffffff"/>
    </style:style>
    <style:style style:name="P64" style:family="paragraph" style:parent-style-name="Standard" style:list-style-name="L5">
      <style:paragraph-properties style:line-height-at-least="0.503cm"/>
      <style:text-properties fo:color="#000000" style:font-name="Droid Sans Mono" fo:font-size="10.5pt" fo:font-weight="normal" officeooo:paragraph-rsid="003ead52" fo:background-color="#ffffff"/>
    </style:style>
    <style:style style:name="P65" style:family="paragraph" style:parent-style-name="Standard" style:list-style-name="L6">
      <style:paragraph-properties style:line-height-at-least="0.503cm" fo:text-align="start" style:justify-single-word="false"/>
      <style:text-properties fo:color="#000000" style:font-name="Droid Sans Mono" fo:font-size="10.5pt" fo:font-weight="normal" officeooo:rsid="0042b981" officeooo:paragraph-rsid="0042b981" fo:background-color="#ffffff" style:font-weight-asian="normal" style:font-weight-complex="normal"/>
    </style:style>
    <style:style style:name="P66" style:family="paragraph" style:parent-style-name="Standard" style:list-style-name="L8">
      <style:text-properties fo:color="#000000" style:font-name="Droid Sans Mono" fo:font-size="10.5pt" fo:font-weight="normal" officeooo:paragraph-rsid="0024488b" fo:background-color="#ffffff"/>
    </style:style>
    <style:style style:name="P67" style:family="paragraph" style:parent-style-name="Standard" style:list-style-name="L5">
      <style:paragraph-properties style:line-height-at-least="0.503cm"/>
      <style:text-properties fo:color="#000000" style:font-name="Droid Sans Mono" fo:font-size="10.5pt" fo:language="en" fo:country="US" fo:font-weight="normal" fo:background-color="#ffffff"/>
    </style:style>
    <style:style style:name="P68" style:family="paragraph" style:parent-style-name="Standard" style:list-style-name="L6">
      <style:paragraph-properties style:line-height-at-least="0.503cm" fo:text-align="start" style:justify-single-word="false"/>
      <style:text-properties fo:color="#000000" style:font-name="Droid Sans Mono" fo:font-size="10.5pt" fo:language="en" fo:country="US" fo:font-weight="normal" officeooo:rsid="0042b981" officeooo:paragraph-rsid="0042b981" fo:background-color="#ffffff" style:font-weight-asian="normal" style:font-weight-complex="normal"/>
    </style:style>
    <style:style style:name="P69" style:family="paragraph" style:parent-style-name="Standard">
      <style:text-properties fo:color="#000000" style:font-name="Droid Sans Mono" fo:font-size="10.5pt" fo:font-weight="bold" officeooo:rsid="006ffe7a" officeooo:paragraph-rsid="006ffe7a" fo:background-color="#ffffff" style:font-weight-asian="bold" style:font-weight-complex="bold"/>
    </style:style>
    <style:style style:name="P70" style:family="paragraph" style:parent-style-name="Standard" style:list-style-name="L3">
      <style:text-properties fo:color="#777777" style:font-name="Droid Sans Mono" fo:font-size="10.5pt" fo:font-weight="normal" officeooo:rsid="0039c48d" officeooo:paragraph-rsid="003c8b01" fo:background-color="#ffffff"/>
    </style:style>
    <style:style style:name="P71" style:family="paragraph" style:parent-style-name="Standard" style:list-style-name="L5">
      <style:paragraph-properties style:line-height-at-least="0.503cm"/>
      <style:text-properties fo:language="en" fo:country="US" officeooo:paragraph-rsid="003c8b01"/>
    </style:style>
    <style:style style:name="P72" style:family="paragraph" style:parent-style-name="Text_20_body" style:list-style-name="L1">
      <style:text-properties fo:language="en" fo:country="US" officeooo:rsid="000f6827" officeooo:paragraph-rsid="000f6827"/>
    </style:style>
    <style:style style:name="P73" style:family="paragraph" style:parent-style-name="Text_20_body" style:list-style-name="L1">
      <style:text-properties fo:language="en" fo:country="US" officeooo:rsid="000ff6ba" officeooo:paragraph-rsid="000ff6ba"/>
    </style:style>
    <style:style style:name="P74" style:family="paragraph" style:parent-style-name="Text_20_body" style:list-style-name="L7">
      <style:text-properties fo:language="en" fo:country="US" officeooo:rsid="001efcd3" officeooo:paragraph-rsid="007485fe"/>
    </style:style>
    <style:style style:name="P75" style:family="paragraph" style:parent-style-name="Text_20_body" style:list-style-name="L2">
      <style:text-properties officeooo:rsid="000f6827" officeooo:paragraph-rsid="000f6827"/>
    </style:style>
    <style:style style:name="P76" style:family="paragraph" style:parent-style-name="Text_20_body" style:list-style-name="L2">
      <style:text-properties officeooo:rsid="000f6827" officeooo:paragraph-rsid="0011f0ec"/>
    </style:style>
    <style:style style:name="P77" style:family="paragraph" style:parent-style-name="Text_20_body" style:list-style-name="L2">
      <style:text-properties officeooo:rsid="000f6827" officeooo:paragraph-rsid="00175fab"/>
    </style:style>
    <style:style style:name="P78" style:family="paragraph" style:parent-style-name="Text_20_body" style:list-style-name="L2">
      <style:text-properties officeooo:rsid="000f6827" officeooo:paragraph-rsid="0015b4d0"/>
    </style:style>
    <style:style style:name="P79" style:family="paragraph" style:parent-style-name="Text_20_body" style:list-style-name="L2">
      <style:text-properties officeooo:rsid="0011f0ec" officeooo:paragraph-rsid="0011f0ec"/>
    </style:style>
    <style:style style:name="P80" style:family="paragraph" style:parent-style-name="Text_20_body" style:list-style-name="L2">
      <style:text-properties officeooo:rsid="001458b6" officeooo:paragraph-rsid="0020a0a8"/>
    </style:style>
    <style:style style:name="P81" style:family="paragraph" style:parent-style-name="Text_20_body" style:list-style-name="L2">
      <style:text-properties officeooo:rsid="00196f1c" officeooo:paragraph-rsid="00196f1c"/>
    </style:style>
    <style:style style:name="P82" style:family="paragraph" style:parent-style-name="Text_20_body" style:list-style-name="L4">
      <style:text-properties style:font-name="Source Code Pro" fo:font-size="10.5pt" officeooo:rsid="001d2642" officeooo:paragraph-rsid="006ffe7a" style:font-size-asian="10.5pt" style:font-size-complex="10.5pt"/>
    </style:style>
    <style:style style:name="P83" style:family="paragraph" style:parent-style-name="Text_20_body" style:list-style-name="L4">
      <style:text-properties fo:color="#000000" style:font-name="Source Code Pro" fo:font-size="10.5pt" fo:font-weight="normal" officeooo:rsid="001d2642" officeooo:paragraph-rsid="006ffe7a" fo:background-color="#ffffff" style:font-size-asian="10.5pt" style:font-size-complex="10.5pt"/>
    </style:style>
    <style:style style:name="P84" style:family="paragraph" style:parent-style-name="Text_20_body" style:list-style-name="L9">
      <style:text-properties fo:color="#000000" style:font-name="Droid Sans Mono" fo:font-size="10.5pt" fo:font-weight="normal" officeooo:rsid="0024488b" officeooo:paragraph-rsid="00283813" fo:background-color="#ffffff"/>
    </style:style>
    <style:style style:name="P85" style:family="paragraph" style:parent-style-name="Text_20_body" style:list-style-name="L8">
      <style:text-properties fo:color="#000000" style:font-name="Droid Sans Mono" fo:font-size="10.5pt" fo:font-weight="normal" officeooo:rsid="0024488b" officeooo:paragraph-rsid="0024488b" fo:background-color="#ffffff"/>
    </style:style>
    <style:style style:name="P86" style:family="paragraph" style:parent-style-name="Text_20_body" style:list-style-name="L7">
      <style:text-properties officeooo:paragraph-rsid="001e97f4"/>
    </style:style>
    <style:style style:name="P87" style:family="paragraph" style:parent-style-name="Text_20_body" style:list-style-name="L7">
      <style:text-properties officeooo:paragraph-rsid="006112af"/>
    </style:style>
    <style:style style:name="P88" style:family="paragraph" style:parent-style-name="Text_20_body" style:list-style-name="L7">
      <style:text-properties officeooo:paragraph-rsid="005f4a73"/>
    </style:style>
    <style:style style:name="P89" style:family="paragraph" style:parent-style-name="Text_20_body" style:list-style-name="L7">
      <style:text-properties officeooo:paragraph-rsid="007485fe"/>
    </style:style>
    <style:style style:name="P90" style:family="paragraph" style:parent-style-name="Text_20_body" style:list-style-name="L7">
      <style:text-properties officeooo:rsid="001d4405" officeooo:paragraph-rsid="001d4405"/>
    </style:style>
    <style:style style:name="P91" style:family="paragraph" style:parent-style-name="Text_20_body" style:list-style-name="L7">
      <style:text-properties fo:language="de" fo:country="DE" officeooo:rsid="00608b02" officeooo:paragraph-rsid="0074506a"/>
    </style:style>
    <style:style style:name="P92" style:family="paragraph" style:parent-style-name="Text_20_body" style:list-style-name="L7">
      <style:text-properties fo:language="de" fo:country="DE" officeooo:rsid="007513bc" officeooo:paragraph-rsid="007513bc"/>
    </style:style>
    <style:style style:name="P93" style:family="paragraph" style:parent-style-name="Text_20_body" style:list-style-name="L7">
      <style:text-properties fo:language="de" fo:country="DE" officeooo:rsid="002dcb91" officeooo:paragraph-rsid="0065e82a"/>
    </style:style>
    <style:style style:name="P94" style:family="paragraph" style:parent-style-name="Text_20_body" style:list-style-name="L7">
      <style:text-properties officeooo:rsid="00709362" officeooo:paragraph-rsid="0072474b"/>
    </style:style>
    <style:style style:name="P95" style:family="paragraph" style:parent-style-name="Text_20_body" style:list-style-name="L7">
      <style:text-properties officeooo:rsid="00767b5f" officeooo:paragraph-rsid="00767b5f"/>
    </style:style>
    <style:style style:name="P96" style:family="paragraph" style:parent-style-name="Text_20_body" style:list-style-name="L7">
      <style:text-properties officeooo:rsid="00608b02" officeooo:paragraph-rsid="00628b46"/>
    </style:style>
    <style:style style:name="P97" style:family="paragraph" style:parent-style-name="Text_20_body" style:list-style-name="L8">
      <style:text-properties officeooo:paragraph-rsid="0024488b"/>
    </style:style>
    <style:style style:name="P98" style:family="paragraph" style:parent-style-name="Text_20_body" style:list-style-name="L8">
      <style:text-properties officeooo:rsid="0024488b" officeooo:paragraph-rsid="0024488b"/>
    </style:style>
    <style:style style:name="P99" style:family="paragraph" style:parent-style-name="Text_20_body" style:list-style-name="L8">
      <style:text-properties officeooo:rsid="0024488b" officeooo:paragraph-rsid="0026e812"/>
    </style:style>
    <style:style style:name="P100" style:family="paragraph" style:parent-style-name="Text_20_body" style:list-style-name="L9">
      <style:text-properties officeooo:rsid="0024488b" officeooo:paragraph-rsid="0024488b"/>
    </style:style>
    <style:style style:name="P101" style:family="paragraph" style:parent-style-name="Text_20_body" style:list-style-name="L9">
      <style:text-properties officeooo:rsid="0024488b" officeooo:paragraph-rsid="00283813"/>
    </style:style>
    <style:style style:name="P102" style:family="paragraph" style:parent-style-name="Text_20_body">
      <style:text-properties officeooo:rsid="007bd83b" officeooo:paragraph-rsid="007bd83b"/>
    </style:style>
    <style:style style:name="P103" style:family="paragraph" style:parent-style-name="Text_20_body">
      <style:text-properties officeooo:paragraph-rsid="007bd83b"/>
    </style:style>
    <style:style style:name="P1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ff6ba"/>
    </style:style>
    <style:style style:name="T2" style:family="text">
      <style:text-properties officeooo:rsid="0010c9c3"/>
    </style:style>
    <style:style style:name="T3" style:family="text">
      <style:text-properties officeooo:rsid="00110a9e"/>
    </style:style>
    <style:style style:name="T4" style:family="text">
      <style:text-properties officeooo:rsid="0011f0ec"/>
    </style:style>
    <style:style style:name="T5" style:family="text">
      <style:text-properties officeooo:rsid="001458b6"/>
    </style:style>
    <style:style style:name="T6" style:family="text">
      <style:text-properties officeooo:rsid="0015b4d0"/>
    </style:style>
    <style:style style:name="T7" style:family="text">
      <style:text-properties officeooo:rsid="001be567"/>
    </style:style>
    <style:style style:name="T8" style:family="text">
      <style:text-properties fo:language="en" fo:country="US"/>
    </style:style>
    <style:style style:name="T9" style:family="text">
      <style:text-properties fo:language="en" fo:country="US" officeooo:rsid="001d4405"/>
    </style:style>
    <style:style style:name="T10" style:family="text">
      <style:text-properties fo:language="en" fo:country="US" fo:font-weight="bold" officeooo:rsid="004b5d7c" style:font-weight-asian="bold" style:font-weight-complex="bold"/>
    </style:style>
    <style:style style:name="T11" style:family="text">
      <style:text-properties fo:language="en" fo:country="US" fo:font-weight="bold" officeooo:rsid="0049f728" style:font-weight-asian="bold" style:font-weight-complex="bold"/>
    </style:style>
    <style:style style:name="T12" style:family="text">
      <style:text-properties fo:language="en" fo:country="US" officeooo:rsid="00628b46"/>
    </style:style>
    <style:style style:name="T13" style:family="text">
      <style:text-properties fo:language="en" fo:country="US" officeooo:rsid="002dcb91"/>
    </style:style>
    <style:style style:name="T14" style:family="text">
      <style:text-properties fo:language="en" fo:country="US" officeooo:rsid="00311fa3"/>
    </style:style>
    <style:style style:name="T15" style:family="text">
      <style:text-properties officeooo:rsid="0020a0a8"/>
    </style:style>
    <style:style style:name="T16" style:family="text">
      <style:text-properties fo:color="#000000" fo:font-style="normal" fo:font-weight="normal" officeooo:rsid="00340ac8" style:font-style-asian="normal" style:font-weight-asian="normal" style:font-style-complex="normal" style:font-weight-complex="normal"/>
    </style:style>
    <style:style style:name="T17" style:family="text">
      <style:text-properties fo:color="#000000" fo:font-style="normal" fo:font-weight="normal" officeooo:rsid="0044774d" style:font-style-asian="normal" style:font-weight-asian="normal" style:font-style-complex="normal" style:font-weight-complex="normal"/>
    </style:style>
    <style:style style:name="T18" style:family="text">
      <style:text-properties fo:color="#000000" fo:font-style="normal" fo:font-weight="normal" officeooo:rsid="005a871a" style:font-style-asian="normal" style:font-weight-asian="normal" style:font-style-complex="normal" style:font-weight-complex="normal"/>
    </style:style>
    <style:style style:name="T19" style:family="text">
      <style:text-properties fo:color="#000000" fo:font-style="normal" fo:font-weight="normal" officeooo:rsid="0024488b" style:font-style-asian="normal" style:font-weight-asian="normal" style:font-style-complex="normal" style:font-weight-complex="normal"/>
    </style:style>
    <style:style style:name="T20" style:family="text">
      <style:text-properties fo:color="#000000" fo:font-style="normal" fo:font-weight="normal" officeooo:rsid="0027ffea" style:font-style-asian="normal" style:font-weight-asian="normal" style:font-style-complex="normal" style:font-weight-complex="normal"/>
    </style:style>
    <style:style style:name="T21" style:family="text">
      <style:text-properties fo:color="#000000" style:font-name="Droid Sans Mono" fo:font-size="10.5pt" fo:font-weight="normal" fo:background-color="#ffffff" loext:char-shading-value="0"/>
    </style:style>
    <style:style style:name="T22" style:family="text">
      <style:text-properties fo:color="#000000" style:font-name="Droid Sans Mono" fo:font-size="10.5pt" fo:font-weight="normal" officeooo:rsid="00253afa" fo:background-color="#ffffff" loext:char-shading-value="0"/>
    </style:style>
    <style:style style:name="T23" style:family="text">
      <style:text-properties fo:color="#000000" style:font-name="Droid Sans Mono" fo:font-size="10.5pt" fo:font-weight="normal" officeooo:rsid="0026e812" fo:background-color="#ffffff" loext:char-shading-value="0"/>
    </style:style>
    <style:style style:name="T24" style:family="text">
      <style:text-properties fo:color="#000000" style:font-name="Droid Sans Mono" fo:font-size="10.5pt" fo:font-weight="normal" officeooo:rsid="002a59b8" fo:background-color="#ffffff" loext:char-shading-value="0"/>
    </style:style>
    <style:style style:name="T25" style:family="text">
      <style:text-properties fo:color="#000000" style:font-name="Droid Sans Mono" fo:font-size="10.5pt" fo:font-weight="normal" fo:background-color="#ffffff" loext:char-shading-value="0" style:font-weight-asian="normal" style:font-weight-complex="normal"/>
    </style:style>
    <style:style style:name="T26" style:family="text">
      <style:text-properties fo:color="#000000" style:font-name="Droid Sans Mono" fo:font-size="10.5pt" fo:font-weight="normal" officeooo:rsid="003c8b01" fo:background-color="#ffffff" loext:char-shading-value="0" style:font-weight-asian="normal" style:font-weight-complex="normal"/>
    </style:style>
    <style:style style:name="T27" style:family="text">
      <style:text-properties fo:color="#000000" style:font-name="Droid Sans Mono" fo:font-size="10.5pt" fo:font-weight="normal" officeooo:rsid="0042b981" fo:background-color="#ffffff" loext:char-shading-value="0" style:font-weight-asian="normal" style:font-weight-complex="normal"/>
    </style:style>
    <style:style style:name="T28" style:family="text">
      <style:text-properties fo:color="#000000" style:font-name="Droid Sans Mono" fo:font-size="10.5pt" fo:font-weight="normal" officeooo:rsid="0039c48d" fo:background-color="#ffffff" loext:char-shading-value="0"/>
    </style:style>
    <style:style style:name="T29" style:family="text">
      <style:text-properties fo:color="#000000" style:font-name="Droid Sans Mono" fo:font-size="10.5pt" fo:font-weight="normal" officeooo:rsid="006a17ea" fo:background-color="#ffffff" loext:char-shading-value="0"/>
    </style:style>
    <style:style style:name="T30" style:family="text">
      <style:text-properties fo:color="#000000" style:font-name="Droid Sans Mono" fo:font-size="10.5pt" fo:language="de" fo:country="DE" fo:font-weight="normal" fo:background-color="#ffffff" loext:char-shading-value="0" style:font-weight-asian="normal" style:font-weight-complex="normal"/>
    </style:style>
    <style:style style:name="T31" style:family="text">
      <style:text-properties fo:color="#000000" style:font-name="Droid Sans Mono" fo:font-size="10.5pt" fo:language="de" fo:country="DE" fo:font-weight="normal" officeooo:rsid="0042b981" fo:background-color="#ffffff" loext:char-shading-value="0" style:font-weight-asian="normal" style:font-weight-complex="normal"/>
    </style:style>
    <style:style style:name="T32" style:family="text">
      <style:text-properties fo:color="#000000" style:font-name="Droid Sans Mono" fo:font-size="10.5pt" fo:language="de" fo:country="DE" fo:font-weight="normal" officeooo:rsid="0049f728" fo:background-color="#ffffff" loext:char-shading-value="0" style:font-weight-asian="normal" style:font-weight-complex="normal"/>
    </style:style>
    <style:style style:name="T33" style:family="text">
      <style:text-properties fo:color="#000000" style:font-name="Droid Sans Mono" fo:font-size="10.5pt" fo:language="de" fo:country="DE" fo:font-weight="normal" officeooo:rsid="004c3560" fo:background-color="#ffffff" loext:char-shading-value="0" style:font-weight-asian="normal" style:font-weight-complex="normal"/>
    </style:style>
    <style:style style:name="T34" style:family="text">
      <style:text-properties fo:color="#000000" style:font-name="Droid Sans Mono" fo:font-size="10.5pt" fo:language="de" fo:country="DE" fo:font-weight="normal" officeooo:rsid="004e256c" fo:background-color="#ffffff" loext:char-shading-value="0" style:font-weight-asian="normal" style:font-weight-complex="normal"/>
    </style:style>
    <style:style style:name="T35" style:family="text">
      <style:text-properties fo:color="#000000" style:font-name="Droid Sans Mono" fo:font-size="10.5pt" fo:language="de" fo:country="DE" fo:font-weight="normal" officeooo:rsid="004592c8" fo:background-color="#ffffff" loext:char-shading-value="0"/>
    </style:style>
    <style:style style:name="T36" style:family="text">
      <style:text-properties fo:color="#000000" style:font-name="Droid Sans Mono" fo:font-size="10.5pt" fo:language="de" fo:country="DE" fo:font-weight="normal" officeooo:rsid="00492712" fo:background-color="#ffffff" loext:char-shading-value="0"/>
    </style:style>
    <style:style style:name="T37" style:family="text">
      <style:text-properties fo:color="#000000" style:font-name="Droid Sans Mono" fo:font-size="10.5pt" fo:language="de" fo:country="DE" fo:font-weight="bold" officeooo:rsid="004b5d7c" fo:background-color="#ffffff" loext:char-shading-value="0" style:font-weight-asian="normal" style:font-weight-complex="normal"/>
    </style:style>
    <style:style style:name="T38" style:family="text">
      <style:text-properties fo:color="#000000" style:font-name="Droid Sans Mono" fo:font-size="10.5pt" fo:language="en" fo:country="US" fo:font-weight="normal" officeooo:rsid="00492712" fo:background-color="#ffffff" loext:char-shading-value="0"/>
    </style:style>
    <style:style style:name="T39" style:family="text">
      <style:text-properties fo:color="#000000" fo:font-weight="normal"/>
    </style:style>
    <style:style style:name="T40" style:family="text">
      <style:text-properties fo:color="#000000" fo:font-weight="normal" officeooo:rsid="006a17ea"/>
    </style:style>
    <style:style style:name="T41" style:family="text">
      <style:text-properties fo:color="#000000" style:font-name="Liberation Serif" fo:font-size="12pt" fo:font-weight="normal" officeooo:rsid="007bd83b" fo:background-color="#ffffff" loext:char-shading-value="0" style:font-size-asian="10.5pt" style:font-weight-asian="normal" style:font-size-complex="12pt" style:font-weight-complex="normal"/>
    </style:style>
    <style:style style:name="T42" style:family="text">
      <style:text-properties fo:color="#76bae2" fo:font-style="normal" fo:font-weight="bold" officeooo:rsid="0024488b" style:font-style-asian="normal" style:font-weight-asian="normal" style:font-style-complex="normal" style:font-weight-complex="normal"/>
    </style:style>
    <style:style style:name="T43" style:family="text">
      <style:text-properties fo:color="#76bae2" fo:font-weight="bold"/>
    </style:style>
    <style:style style:name="T44" style:family="text">
      <style:text-properties fo:color="#76bae2" fo:font-weight="bold" style:font-weight-asian="normal" style:font-weight-complex="normal"/>
    </style:style>
    <style:style style:name="T45" style:family="text">
      <style:text-properties fo:color="#76bae2" fo:font-weight="bold" officeooo:rsid="0059d7f0" style:font-weight-asian="normal" style:font-weight-complex="normal"/>
    </style:style>
    <style:style style:name="T46" style:family="text">
      <style:text-properties fo:color="#76bae2" fo:font-weight="bold" officeooo:rsid="0039c48d"/>
    </style:style>
    <style:style style:name="T47" style:family="text">
      <style:text-properties fo:color="#76bae2" fo:font-weight="bold" officeooo:rsid="003c8b01"/>
    </style:style>
    <style:style style:name="T48" style:family="text">
      <style:text-properties fo:color="#76bae2" fo:font-weight="bold" officeooo:rsid="0049f728"/>
    </style:style>
    <style:style style:name="T49" style:family="text">
      <style:text-properties fo:color="#76bae2" fo:font-weight="bold" officeooo:rsid="003a5249"/>
    </style:style>
    <style:style style:name="T50" style:family="text">
      <style:text-properties fo:color="#76bae2" fo:font-weight="bold" officeooo:rsid="00584c91"/>
    </style:style>
    <style:style style:name="T51" style:family="text">
      <style:text-properties fo:color="#76bae2" style:font-name="Droid Sans Mono" fo:font-size="10.5pt" fo:font-weight="bold" fo:background-color="#ffffff" loext:char-shading-value="0"/>
    </style:style>
    <style:style style:name="T52" style:family="text">
      <style:text-properties fo:color="#76bae2" style:font-name="Droid Sans Mono" fo:font-size="10.5pt" fo:font-weight="bold" officeooo:rsid="0042b981" fo:background-color="#ffffff" loext:char-shading-value="0" style:font-weight-asian="normal" style:font-weight-complex="normal"/>
    </style:style>
    <style:style style:name="T53" style:family="text">
      <style:text-properties fo:color="#76bae2" style:font-name="Droid Sans Mono" fo:font-size="10.5pt" fo:font-weight="bold" officeooo:rsid="0039c48d" fo:background-color="#ffffff" loext:char-shading-value="0"/>
    </style:style>
    <style:style style:name="T54" style:family="text">
      <style:text-properties fo:color="#76bae2" style:font-name="Droid Sans Mono" fo:font-size="10.5pt" fo:language="en" fo:country="US" fo:font-weight="bold" officeooo:rsid="00492712" fo:background-color="#ffffff" loext:char-shading-value="0"/>
    </style:style>
    <style:style style:name="T55" style:family="text">
      <style:text-properties fo:color="#76bae2" style:font-name="Droid Sans Mono" fo:font-size="10.5pt" fo:language="de" fo:country="DE" fo:font-weight="bold" fo:background-color="#ffffff" loext:char-shading-value="0" style:font-weight-asian="normal" style:font-weight-complex="normal"/>
    </style:style>
    <style:style style:name="T56" style:family="text">
      <style:text-properties fo:color="#76bae2" style:font-name="Droid Sans Mono" fo:font-size="10.5pt" fo:language="de" fo:country="DE" fo:font-weight="bold" officeooo:rsid="0049f728" fo:background-color="#ffffff" loext:char-shading-value="0" style:font-weight-asian="normal" style:font-weight-complex="normal"/>
    </style:style>
    <style:style style:name="T57" style:family="text">
      <style:text-properties fo:color="#76bae2" style:font-name="Droid Sans Mono" fo:font-size="10.5pt" fo:language="de" fo:country="DE" fo:font-weight="bold" officeooo:rsid="004c3560" fo:background-color="#ffffff" loext:char-shading-value="0" style:font-weight-asian="normal" style:font-weight-complex="normal"/>
    </style:style>
    <style:style style:name="T58" style:family="text">
      <style:text-properties fo:color="#76bae2" fo:language="en" fo:country="US" fo:font-weight="bold"/>
    </style:style>
    <style:style style:name="T59" style:family="text">
      <style:text-properties fo:font-style="normal" officeooo:rsid="0024488b" style:font-style-asian="normal" style:font-weight-asian="normal" style:font-style-complex="normal" style:font-weight-complex="normal"/>
    </style:style>
    <style:style style:name="T60" style:family="text">
      <style:text-properties officeooo:rsid="0026e812"/>
    </style:style>
    <style:style style:name="T61" style:family="text">
      <style:text-properties officeooo:rsid="002bebd6"/>
    </style:style>
    <style:style style:name="T62" style:family="text">
      <style:text-properties officeooo:rsid="002d0a84"/>
    </style:style>
    <style:style style:name="T63" style:family="text">
      <style:text-properties fo:font-weight="bold" officeooo:rsid="0049f728"/>
    </style:style>
    <style:style style:name="T64" style:family="text">
      <style:text-properties fo:font-weight="bold" officeooo:rsid="004b5d7c"/>
    </style:style>
    <style:style style:name="T65" style:family="text">
      <style:text-properties fo:font-weight="bold" style:font-weight-asian="bold" style:font-weight-complex="bold"/>
    </style:style>
    <style:style style:name="T66" style:family="text">
      <style:text-properties fo:color="#0582ca" fo:font-weight="bold"/>
    </style:style>
    <style:style style:name="T67" style:family="text">
      <style:text-properties fo:color="#0582ca" fo:font-weight="bold" officeooo:rsid="00584c91" style:font-weight-asian="normal" style:font-weight-complex="normal"/>
    </style:style>
    <style:style style:name="T68" style:family="text">
      <style:text-properties fo:color="#0582ca" fo:font-weight="bold" officeooo:rsid="003e222e"/>
    </style:style>
    <style:style style:name="T69" style:family="text">
      <style:text-properties fo:color="#0582ca" fo:font-weight="bold" officeooo:rsid="004f474f"/>
    </style:style>
    <style:style style:name="T70" style:family="text">
      <style:text-properties fo:color="#0582ca" fo:font-weight="bold" officeooo:rsid="005135eb"/>
    </style:style>
    <style:style style:name="T71" style:family="text">
      <style:text-properties fo:color="#0582ca" style:font-name="Droid Sans Mono" fo:font-size="10.5pt" fo:font-weight="bold" fo:background-color="#ffffff" loext:char-shading-value="0"/>
    </style:style>
    <style:style style:name="T72" style:family="text">
      <style:text-properties fo:color="#0582ca" style:font-name="Droid Sans Mono" fo:font-size="10.5pt" fo:font-weight="bold" fo:background-color="#ffffff" loext:char-shading-value="0" style:font-weight-asian="normal" style:font-weight-complex="normal"/>
    </style:style>
    <style:style style:name="T73" style:family="text">
      <style:text-properties fo:color="#0582ca" style:font-name="Droid Sans Mono" fo:font-size="10.5pt" fo:font-weight="bold" officeooo:rsid="003c8b01" fo:background-color="#ffffff" loext:char-shading-value="0" style:font-weight-asian="normal" style:font-weight-complex="normal"/>
    </style:style>
    <style:style style:name="T74" style:family="text">
      <style:text-properties fo:color="#0582ca" style:font-name="Droid Sans Mono" fo:font-size="10.5pt" fo:font-weight="bold" officeooo:rsid="003ead52" fo:background-color="#ffffff" loext:char-shading-value="0" style:font-weight-asian="normal" style:font-weight-complex="normal"/>
    </style:style>
    <style:style style:name="T75" style:family="text">
      <style:text-properties fo:color="#0582ca" style:font-name="Droid Sans Mono" fo:font-size="10.5pt" fo:font-weight="bold" officeooo:rsid="007bd83b" fo:background-color="#ffffff" loext:char-shading-value="0"/>
    </style:style>
    <style:style style:name="T76" style:family="text">
      <style:text-properties fo:color="#0582ca" style:font-name="Droid Sans Mono" fo:font-size="10.5pt" fo:language="de" fo:country="DE" fo:font-weight="bold" officeooo:rsid="0049f728" fo:background-color="#ffffff" loext:char-shading-value="0" style:font-weight-asian="normal" style:font-weight-complex="normal"/>
    </style:style>
    <style:style style:name="T77" style:family="text">
      <style:text-properties fo:color="#0582ca" style:font-name="Droid Sans Mono" fo:font-size="10.5pt" fo:language="de" fo:country="DE" fo:font-weight="bold" officeooo:rsid="003e222e" fo:background-color="#ffffff" loext:char-shading-value="0" style:font-weight-asian="normal" style:font-weight-complex="normal"/>
    </style:style>
    <style:style style:name="T78" style:family="text">
      <style:text-properties fo:color="#0582ca" fo:language="en" fo:country="US" fo:font-weight="bold"/>
    </style:style>
    <style:style style:name="T79" style:family="text">
      <style:text-properties fo:color="#0582ca" fo:language="en" fo:country="US" fo:font-weight="bold" officeooo:rsid="003c8b01" style:font-weight-asian="normal" style:font-weight-complex="normal"/>
    </style:style>
    <style:style style:name="T80" style:family="text">
      <style:text-properties fo:color="#0582ca" fo:language="en" fo:country="US" fo:font-weight="bold" officeooo:rsid="003ead52" style:font-weight-asian="normal" style:font-weight-complex="normal"/>
    </style:style>
    <style:style style:name="T81" style:family="text">
      <style:text-properties fo:color="#0582ca" style:font-name="Liberation Serif" fo:font-size="12pt" fo:font-weight="normal" officeooo:rsid="007bd83b" fo:background-color="#ffffff" loext:char-shading-value="0" style:font-size-asian="10.5pt" style:font-weight-asian="normal" style:font-size-complex="12pt" style:font-weight-complex="normal"/>
    </style:style>
    <style:style style:name="T82" style:family="text">
      <style:text-properties officeooo:rsid="00584c91" style:font-weight-asian="normal" style:font-weight-complex="normal"/>
    </style:style>
    <style:style style:name="T83" style:family="text">
      <style:text-properties officeooo:rsid="005abbae" style:font-weight-asian="normal" style:font-weight-complex="normal"/>
    </style:style>
    <style:style style:name="T84" style:family="text">
      <style:text-properties officeooo:rsid="005ad8cf" style:font-weight-asian="normal" style:font-weight-complex="normal"/>
    </style:style>
    <style:style style:name="T85" style:family="text">
      <style:text-properties officeooo:rsid="0039c48d"/>
    </style:style>
    <style:style style:name="T86" style:family="text">
      <style:text-properties fo:color="#000080" fo:font-weight="bold"/>
    </style:style>
    <style:style style:name="T87" style:family="text">
      <style:text-properties fo:color="#000080" fo:font-weight="bold" officeooo:rsid="0039c48d"/>
    </style:style>
    <style:style style:name="T88" style:family="text">
      <style:text-properties officeooo:rsid="003a5249"/>
    </style:style>
    <style:style style:name="T89" style:family="text">
      <style:text-properties fo:color="#c93504" fo:font-weight="bold"/>
    </style:style>
    <style:style style:name="T90" style:family="text">
      <style:text-properties officeooo:rsid="003c8b01"/>
    </style:style>
    <style:style style:name="T91" style:family="text">
      <style:text-properties officeooo:rsid="0049f728"/>
    </style:style>
    <style:style style:name="T92" style:family="text">
      <style:text-properties officeooo:rsid="004c3560"/>
    </style:style>
    <style:style style:name="T93" style:family="text">
      <style:text-properties officeooo:rsid="004f474f"/>
    </style:style>
    <style:style style:name="T94" style:family="text">
      <style:text-properties officeooo:rsid="005135eb"/>
    </style:style>
    <style:style style:name="T95" style:family="text">
      <style:text-properties officeooo:rsid="0052bb60"/>
    </style:style>
    <style:style style:name="T96" style:family="text">
      <style:text-properties officeooo:rsid="0054a6e8"/>
    </style:style>
    <style:style style:name="T97" style:family="text">
      <style:text-properties officeooo:rsid="00552cbb"/>
    </style:style>
    <style:style style:name="T98" style:family="text">
      <style:text-properties officeooo:rsid="0055ab2c"/>
    </style:style>
    <style:style style:name="T99" style:family="text">
      <style:text-properties officeooo:rsid="00584c91"/>
    </style:style>
    <style:style style:name="T100" style:family="text">
      <style:text-properties officeooo:rsid="0059d7f0"/>
    </style:style>
    <style:style style:name="T101" style:family="text">
      <style:text-properties fo:language="de" fo:country="DE"/>
    </style:style>
    <style:style style:name="T102" style:family="text">
      <style:text-properties fo:language="de" fo:country="DE" officeooo:rsid="001e97f4"/>
    </style:style>
    <style:style style:name="T103" style:family="text">
      <style:text-properties fo:language="de" fo:country="DE" officeooo:rsid="005f4a73"/>
    </style:style>
    <style:style style:name="T104" style:family="text">
      <style:text-properties fo:language="de" fo:country="DE" officeooo:rsid="0020a0a8"/>
    </style:style>
    <style:style style:name="T105" style:family="text">
      <style:text-properties fo:language="de" fo:country="DE" officeooo:rsid="002f5af5"/>
    </style:style>
    <style:style style:name="T106" style:family="text">
      <style:text-properties fo:language="de" fo:country="DE" officeooo:rsid="002e226c"/>
    </style:style>
    <style:style style:name="T107" style:family="text">
      <style:text-properties fo:language="de" fo:country="DE" officeooo:rsid="006112af"/>
    </style:style>
    <style:style style:name="T108" style:family="text">
      <style:text-properties fo:language="de" fo:country="DE" officeooo:rsid="00628b46"/>
    </style:style>
    <style:style style:name="T109" style:family="text">
      <style:text-properties fo:language="de" fo:country="DE" officeooo:rsid="0063f290"/>
    </style:style>
    <style:style style:name="T110" style:family="text">
      <style:text-properties fo:language="de" fo:country="DE" officeooo:rsid="0072474b"/>
    </style:style>
    <style:style style:name="T111" style:family="text">
      <style:text-properties fo:language="de" fo:country="DE" officeooo:rsid="0075e127"/>
    </style:style>
    <style:style style:name="T112" style:family="text">
      <style:text-properties fo:language="de" fo:country="DE" officeooo:rsid="007c9576"/>
    </style:style>
    <style:style style:name="T113" style:family="text">
      <style:text-properties fo:color="#008000" style:font-name="Droid Sans Mono" fo:font-size="10.5pt" fo:font-weight="normal" fo:background-color="#ffffff" loext:char-shading-value="0"/>
    </style:style>
    <style:style style:name="T114" style:family="text">
      <style:text-properties fo:color="#008000" style:font-name="Droid Sans Mono" fo:font-size="10.5pt" fo:font-weight="normal" officeooo:rsid="005f4a73" fo:background-color="#ffffff" loext:char-shading-value="0"/>
    </style:style>
    <style:style style:name="T115" style:family="text">
      <style:text-properties fo:color="#008000" style:font-name="Droid Sans Mono" fo:font-size="10.5pt" fo:font-weight="normal" officeooo:rsid="006112af" fo:background-color="#ffffff" loext:char-shading-value="0"/>
    </style:style>
    <style:style style:name="T116" style:family="text">
      <style:text-properties fo:color="#008000" style:font-name="Droid Sans Mono" fo:font-size="10.5pt" fo:font-weight="normal" officeooo:rsid="00628b46" fo:background-color="#ffffff" loext:char-shading-value="0"/>
    </style:style>
    <style:style style:name="T117" style:family="text">
      <style:text-properties fo:color="#008000" style:font-name="Droid Sans Mono" fo:font-size="10.5pt" fo:font-weight="normal" officeooo:rsid="0065e82a" fo:background-color="#ffffff" loext:char-shading-value="0"/>
    </style:style>
    <style:style style:name="T118" style:family="text">
      <style:text-properties fo:color="#008000" style:font-name="Droid Sans Mono" fo:font-size="10.5pt" fo:font-weight="normal" officeooo:rsid="00676d3e" fo:background-color="#ffffff" loext:char-shading-value="0"/>
    </style:style>
    <style:style style:name="T119" style:family="text">
      <style:text-properties fo:color="#008000" style:font-name="Droid Sans Mono" fo:font-size="10.5pt" fo:font-weight="normal" officeooo:rsid="00685139" fo:background-color="#ffffff" loext:char-shading-value="0"/>
    </style:style>
    <style:style style:name="T120" style:family="text">
      <style:text-properties fo:color="#008000" style:font-name="Droid Sans Mono" fo:font-size="10.5pt" fo:font-weight="normal" officeooo:rsid="002dcb91" fo:background-color="#ffffff" loext:char-shading-value="0"/>
    </style:style>
    <style:style style:name="T121" style:family="text">
      <style:text-properties fo:color="#008000" style:font-name="Droid Sans Mono" fo:font-size="10.5pt" fo:font-weight="normal" officeooo:rsid="0069a79b" fo:background-color="#ffffff" loext:char-shading-value="0"/>
    </style:style>
    <style:style style:name="T122" style:family="text">
      <style:text-properties fo:color="#008000" style:font-name="Droid Sans Mono" fo:font-size="10.5pt" fo:language="de" fo:country="DE" fo:font-weight="normal" fo:background-color="#ffffff" loext:char-shading-value="0"/>
    </style:style>
    <style:style style:name="T123" style:family="text">
      <style:text-properties fo:color="#008000" style:font-name="Droid Sans Mono" fo:font-size="10.5pt" fo:language="de" fo:country="DE" fo:font-weight="normal" officeooo:rsid="005f4a73" fo:background-color="#ffffff" loext:char-shading-value="0"/>
    </style:style>
    <style:style style:name="T124" style:family="text">
      <style:text-properties fo:color="#008000" style:font-name="Droid Sans Mono" fo:font-size="10.5pt" fo:language="de" fo:country="DE" fo:font-weight="normal" officeooo:rsid="006112af" fo:background-color="#ffffff" loext:char-shading-value="0"/>
    </style:style>
    <style:style style:name="T125" style:family="text">
      <style:text-properties fo:color="#008000" style:font-name="Droid Sans Mono" fo:font-size="10.5pt" fo:language="de" fo:country="DE" fo:font-weight="normal" officeooo:rsid="0072474b" fo:background-color="#ffffff" loext:char-shading-value="0"/>
    </style:style>
    <style:style style:name="T126" style:family="text">
      <style:text-properties fo:color="#008000" style:font-name="Droid Sans Mono" fo:font-size="10.5pt" fo:language="de" fo:country="DE" fo:font-weight="normal" officeooo:rsid="00628b46" fo:background-color="#ffffff" loext:char-shading-value="0"/>
    </style:style>
    <style:style style:name="T127" style:family="text">
      <style:text-properties fo:color="#008000" style:font-name="Droid Sans Mono" fo:font-size="10.5pt" fo:language="en" fo:country="US" fo:font-weight="normal" fo:background-color="#ffffff" loext:char-shading-value="0"/>
    </style:style>
    <style:style style:name="T128" style:family="text">
      <style:text-properties fo:color="#008000" style:font-name="Droid Sans Mono" fo:font-size="10.5pt" fo:language="en" fo:country="US" fo:font-weight="normal" officeooo:rsid="001efcd3" fo:background-color="#ffffff" loext:char-shading-value="0"/>
    </style:style>
    <style:style style:name="T129" style:family="text">
      <style:text-properties fo:color="#008000" style:font-name="Droid Sans Mono" fo:font-size="10.5pt" fo:language="en" fo:country="US" fo:font-weight="normal" officeooo:rsid="00628b46" fo:background-color="#ffffff" loext:char-shading-value="0"/>
    </style:style>
    <style:style style:name="T130" style:family="text">
      <style:text-properties fo:color="#008000" style:font-name="Droid Sans Mono" fo:font-size="10.5pt" fo:language="en" fo:country="US" fo:font-weight="normal" officeooo:rsid="00685139" fo:background-color="#ffffff" loext:char-shading-value="0"/>
    </style:style>
    <style:style style:name="T131" style:family="text">
      <style:text-properties fo:color="#008000" style:font-name="Droid Sans Mono" fo:font-size="10.5pt" fo:language="en" fo:country="US" fo:font-weight="normal" officeooo:rsid="00311fa3" fo:background-color="#ffffff" loext:char-shading-value="0"/>
    </style:style>
    <style:style style:name="T132" style:family="text">
      <style:text-properties officeooo:rsid="006112af"/>
    </style:style>
    <style:style style:name="T133" style:family="text">
      <style:text-properties officeooo:rsid="00628b46"/>
    </style:style>
    <style:style style:name="T134" style:family="text">
      <style:text-properties officeooo:rsid="0065e82a"/>
    </style:style>
    <style:style style:name="T135" style:family="text">
      <style:text-properties officeooo:rsid="00676d3e"/>
    </style:style>
    <style:style style:name="T136" style:family="text">
      <style:text-properties officeooo:rsid="002dcb91"/>
    </style:style>
    <style:style style:name="T137" style:family="text">
      <style:text-properties officeooo:rsid="006a17ea"/>
    </style:style>
    <style:style style:name="T138" style:family="text">
      <style:text-properties officeooo:rsid="006ffe7a"/>
    </style:style>
    <style:style style:name="T139" style:family="text">
      <style:text-properties officeooo:rsid="001ee464"/>
    </style:style>
    <style:style style:name="T140" style:family="text">
      <style:text-properties officeooo:rsid="007485fe"/>
    </style:style>
    <style:style style:name="T141" style:family="text">
      <style:text-properties officeooo:rsid="002240a9"/>
    </style:style>
    <style:style style:name="T142" style:family="text">
      <style:text-properties officeooo:rsid="007bd83b"/>
    </style:style>
    <style:style style:name="T143" style:family="text">
      <style:text-properties style:font-name="Liberation Serif"/>
    </style:style>
    <style:style style:name="T144" style:family="text">
      <style:text-properties style:font-name="Liberation Serif" fo:font-size="12pt" style:font-size-asian="10.5pt" style:font-size-complex="12pt"/>
    </style:style>
    <style:style style:name="T145" style:family="text">
      <style:text-properties officeooo:rsid="007c95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EKO</text:p>
      <text:h text:style-name="P49" text:outline-level="1">Grundsätzlicher Aufbau</text:h>
      <text:p text:style-name="P1">Die Debatte w<text:span text:style-name="T85">ird</text:span> unterteilt in 9 Zeitschritte</text:p>
      <text:list xml:id="list1529074175" text:style-name="L1">
        <text:list-item>
          <text:p text:style-name="P72">DLB‘s View: Rock Type Criterion &amp; Structure of Devon</text:p>
        </text:list-item>
        <text:list-item>
          <text:p text:style-name="P72">MUR &amp; LYE Respond Immediately to DLB: <text:s/>Fossil Criterion &amp; Lyellian Principle</text:p>
        </text:list-item>
        <text:list-item>
          <text:p text:style-name="P72">PHI (&amp; DLB) Responding: Local Variations &amp; Analogies From Other Regions</text:p>
        </text:list-item>
        <text:list-item>
          <text:p text:style-name="P72">MUR (&amp; SED): Results of Devon Campaign Presented at Bristol </text:p>
        </text:list-item>
        <text:list-item>
          <text:p text:style-name="P72">PHI (&amp; BUC) Responding at Bristol: Yorkshire Limestone</text:p>
        </text:list-item>
        <text:list-item>
          <text:p text:style-name="P72">WIL (&amp; HAR): Carboniferous Fossil Plants in North Devon Non-Culm</text:p>
        </text:list-item>
        <text:list-item>
          <text:p text:style-name="P72">AUS: Carboniferous Fossil Shells &amp; Corals in South Devon Non-Culm</text:p>
        </text:list-item>
        <text:list-item>
          <text:p text:style-name="P72">MUR <text:span text:style-name="T1">Formulating DEV &amp; DLB’s New Structure of Devon</text:span></text:p>
        </text:list-item>
        <text:list-item>
          <text:p text:style-name="P73">MUR: Russian Campaign</text:p>
        </text:list-item>
      </text:list>
      <text:p text:style-name="P2">Jeder Zeitschritt enthält alle Sätze und Argumente des vorherigen Zeitschrittes. Jeder Zeitschritt führt sowohl neue Sätze als auch Argumente ein.</text:p>
      <text:p text:style-name="P2">Alle Argumente und Sätze sind in <text:span text:style-name="T2">10 </text:span>Gruppen zusammengefasst. <text:span text:style-name="T3">Es werden niemals alle Gruppen durch neue Sätze oder Argumente ergänzt. Vielmehr gilt für jeden Zeitschritt: Es gibt mindestens zwei Gruppen die keine neuen Sätze oder Argumente enthalten.</text:span></text:p>
      <text:h text:style-name="Heading_20_1" text:outline-level="1">Gruppe<text:span text:style-name="T3">n</text:span></text:h>
      <text:p text:style-name="P3"><text:span text:style-name="T5">Hier werden d</text:span>ie 10 Gruppen der Rekonstruktion <text:span text:style-name="T4">kurz vorgestellt.</text:span></text:p>
      <text:list xml:id="list4113317388" text:style-name="L2">
        <text:list-item>
          <text:p text:style-name="P75">C<text:span text:style-name="T61">arboniferous Fossils</text:span> in <text:span text:style-name="T61">Pre-ORS</text:span> Strata: <text:span text:style-name="T4">There are no Carboiferous plants in pre-ORS strata. </text:span></text:p>
          <text:p text:style-name="P79">Diese Überzeugung lässt sich durch LYE‘s Principle begründen und schränkt später, nämlich nach Fossilfunden in Nord- und Süd-Devon, den Raum möglicher Non-Culm-Datierungen ein</text:p>
        </text:list-item>
        <text:list-item>
          <text:p text:style-name="P76"><text:span text:style-name="T61">ORS </text:span>Characteristica: <text:span text:style-name="T4">Was sind die Characteristica der ORS-Epoche? Was ist die characteristische Gesteinsart? Welche Fossilien sind charackteristisch? Welche Fossilienzusammenstellung ist charackteristisch? Eine Antwort auf die letzte Frage lässt sich mittels <text:s/>LYE‘s Principle geben.</text:span></text:p>
        </text:list-item>
        <text:list-item>
          <text:p text:style-name="P80">Other Regions <text:span text:style-name="T62">Than Devon</text:span>: Hier wird der Einfluss anderer Regionen als Devonshire <text:span text:style-name="T15">r</text:span>ekonstruiert, nämlich Schottland, Pembrokeshire und Russland </text:p>
        </text:list-item>
        <text:list-item>
          <text:p text:style-name="P75">Dating of the Culm Limestone</text:p>
          <text:p text:style-name="P81"><text:soft-page-break/>Hier finden sich atomare als auch einige zusammengesetzte Datierungshypothesen. Diese werden begründet durch Datierungsprinzipien und <text:span text:style-name="T7">andere Aussagen</text:span></text:p>
        </text:list-item>
        <text:list-item>
          <text:p text:style-name="P75">Dating of the Main Culm</text:p>
          <text:p text:style-name="P81">Siehe 4</text:p>
        </text:list-item>
        <text:list-item>
          <text:p text:style-name="P75">Dating of the Non-Culm</text:p>
          <text:p text:style-name="P81">Siehe 4 und 5</text:p>
        </text:list-item>
        <text:list-item>
          <text:p text:style-name="P75">Evidence</text:p>
        </text:list-item>
        <text:list-item>
          <text:p text:style-name="P75">Rocks, Fossils and Time – Principles: <text:span text:style-name="T6">Datierungsprinzipien sind hier gesammelt. Angriffe, die sich durch die Annahme von lokalen Variationen sowohl in Fauna und Flora als auch Sedimentierung ergeben sind ebenfalls hier rekonstruiert</text:span></text:p>
        </text:list-item>
        <text:list-item>
          <text:p text:style-name="P77">Gap in the Sequence: <text:span text:style-name="T6">Falls man (i) von einer bestimmenten zeitlichen Reihenfolge der Gesteinsschichten in Devon ausgeht und zusätzlich (ii) von einer ungebrochenen Sequenz, so ergeben sich Einschränkungen für den Raum möglicher Datierungen dieser Gesteinschichten</text:span></text:p>
        </text:list-item>
        <text:list-item>
          <text:p text:style-name="P78">Youngest Devonian Strata: <text:span text:style-name="T6">Falls man von einer bestimmenten zeitlichen Reihenfolge der Gesteinsschichten in Devon ausgeht, so ergeben sich Einschränkungen für den Raum möglicher Datierungen dieser Gesteinschichten. </text:span></text:p>
        </text:list-item>
      </text:list>
      <text:h text:style-name="P50" text:outline-level="1">Datierungsregeln <text:span text:style-name="T138">und lokale Variationen</text:span></text:h>
      <text:p text:style-name="P8">In der REKO finden sich folgende Datierungregeln</text:p>
      <text:list xml:id="list2921714396" text:style-name="L3">
        <text:list-item>
          <text:p text:style-name="P59"><text:span text:style-name="T85">[Characteristic Rock Type Principle]: </text:span><text:span text:style-name="T39">There is a bijection between </text:span><text:span text:style-name="T40">two sets, namely </text:span><text:span text:style-name="T39">the </text:span><text:span text:style-name="T40">set of geological ages</text:span><text:span text:style-name="T39"> </text:span><text:span text:style-name="T40">and</text:span><text:span text:style-name="T39"> </text:span><text:span text:style-name="T40">the set of </text:span><text:span text:style-name="T39">characteristic rock types.</text:span></text:p>
          <text:p text:style-name="P61"/>
        </text:list-item>
        <text:list-item>
          <text:p text:style-name="P58"><text:span text:style-name="T53">[Characteristic Fossil Principle]:</text:span><text:span text:style-name="T28"> There is a bijection between </text:span><text:span text:style-name="T29">two sets, namely </text:span><text:span text:style-name="T28">the </text:span><text:span text:style-name="T29">set of geological ages</text:span><text:span text:style-name="T28"> </text:span><text:span text:style-name="T29">and</text:span><text:span text:style-name="T28"> </text:span><text:span text:style-name="T29">the set of </text:span><text:span text:style-name="T28">characteristic </text:span><text:span text:style-name="T29">fossil species.</text:span></text:p>
          <text:p text:style-name="P62"/>
        </text:list-item>
        <text:list-item>
          <text:p text:style-name="P63"><text:span text:style-name="T43">[Characteristic Fossil Assemblage Principle]:</text:span> There is a bijection between <text:span text:style-name="T137">two sets, namely </text:span>the <text:span text:style-name="T137">set of geological ages</text:span> <text:span text:style-name="T137">and</text:span> <text:span text:style-name="T137">the set of </text:span>characteristic <text:span text:style-name="T137">fossil species assemblages.</text:span></text:p>
          <text:p text:style-name="P70"/>
        </text:list-item>
      </text:list>
      <text:p text:style-name="P22">Fall<text:span text:style-name="T88">s für einen Zeitpunkt t</text:span> die Existenz von lokalen Variationen in Fauna und Flora bzw Sedimentierung akzeptiert <text:span text:style-name="T88">wird</text:span>, <text:span text:style-name="T100">d.h. </text:span><text:span text:style-name="T45">[LV in Fauna and Flora - Some Time], </text:span>so ist keine dieser Aussagen wahr. <text:span text:style-name="T88">Dies liegt begründet in der Definition von „charackteristisch“ und der Bedeutung des Wortes „Bijektion“. Dies wird am Beispiel des Prinzips </text:span><text:span text:style-name="T49">[Characteristic Fossil Assemblage Principle]</text:span><text:span text:style-name="T88"> erklärt.</text:span></text:p>
      <text:p text:style-name="P21"/>
      <text:p text:style-name="P28">Die folgenden Argumente stammen aus S2/FC</text:p>
      <text:p text:style-name="P42"/>
      <text:p text:style-name="P17"><text:soft-page-break/><text:span text:style-name="T66">&lt;CFAP and CFA - 2&gt;:</text:span> Given a certain definition of CFA and the CFA Principle, it holds: For each time intervall dt, there is at least one CFA </text:p>
      <text:p text:style-name="P17"><text:span text:style-name="T66">(1)</text:span> <text:span text:style-name="T43">[Characteristic Fossil Assemblage]</text:span></text:p>
      <text:p text:style-name="P17"><text:span text:style-name="T66">(2)</text:span> <text:span text:style-name="T43">[Characteristic Fossil Assemblage Principle]</text:span> </text:p>
      <text:p text:style-name="P44">----</text:p>
      <text:p text:style-name="P17"><text:span text:style-name="T66">(3)</text:span> <text:span text:style-name="T43">[Characteristic Fossil Assemblage - Every Time]</text:span></text:p>
      <text:p text:style-name="P17"/>
      <text:p text:style-name="P20"><text:span text:style-name="T99">Falls man das Prinzip </text:span><text:span text:style-name="T50">[Characteristic Fossil Assemblage Principle]</text:span><text:span text:style-name="T99"> und die Definition </text:span><text:span text:style-name="T50">[Characteristic Fossil Assemblage] </text:span><text:span text:style-name="T82">akzeptiert so ist man also auf</text:span><text:span text:style-name="T50"> [Characteristic Fossil Assemblage - Every Time] </text:span><text:span text:style-name="T82">festgelegt. Dies</text:span><text:span text:style-name="T83">e Überzeugung</text:span><text:span text:style-name="T82"> ist jedoch </text:span><text:span text:style-name="T83">unverträglich mit</text:span><text:span text:style-name="T82"> </text:span><text:span text:style-name="T44">[LV in Fauna and Flora - Some Time]</text:span><text:span text:style-name="T82">, </text:span><text:span text:style-name="T84">denn es gilt folgende inferentielle Beziehung.</text:span></text:p>
      <text:p text:style-name="P24"/>
      <text:p text:style-name="P20"><text:span text:style-name="T67">&lt;CFAs - LV in Fauna and Flora - Some Time&gt;:</text:span><text:span text:style-name="T82"> If, during some period p, there are local variations in fauna and flora and </text:span>some fossil species assemblage FA is characteristic for some time interval dt iff, during dt, every region supports FA, then, during p, there is no characteristic FA </text:p>
      <text:p text:style-name="P42"/>
      <text:p text:style-name="P17"><text:span text:style-name="T66">(1)</text:span> <text:span text:style-name="T43">[Characteristic Fossil]</text:span></text:p>
      <text:p text:style-name="P17"><text:span text:style-name="T66">(2)</text:span> <text:span text:style-name="T43">[LV in Fauna and Flora - Some Time]</text:span></text:p>
      <text:p text:style-name="P44">----</text:p>
      <text:p text:style-name="P17"><text:span text:style-name="T66">(3)</text:span> During some time interval, there is no characteristic FA</text:p>
      <text:p text:style-name="P17"><text:span text:style-name="T89">&gt;&lt;</text:span> <text:span text:style-name="T43">[Characteristic Fossil Assemblage - Every Time]</text:span></text:p>
      <text:p text:style-name="P21"/>
      <text:p text:style-name="P29">Um dennoch Gesteinsschichten datieren zu können werden folgende Varianten der obigen Regeln eingeführt (u.a. von PHI)</text:p>
      <text:p text:style-name="P21"/>
      <text:list xml:id="list123246261250544" text:continue-numbering="true" text:style-name="L3">
        <text:list-item>
          <text:p text:style-name="P62"><text:span text:style-name="T47">[</text:span><text:span text:style-name="T43">Characteristic Fossil Assemblage Principle - V2]:</text:span> <text:span text:style-name="T86">**Given a sufficiently large (i) amount of fossils and (ii) region under study**</text:span>, it holds: </text:p>
        </text:list-item>
      </text:list>
      <text:p text:style-name="P18"><text:tab/>There is a bijection between the age of some strata and its <text:tab/>characteristic fossil species assemblages</text:p>
      <text:list xml:id="list123246663455040" text:continue-numbering="true" text:style-name="L3">
        <text:list-header>
          <text:p text:style-name="P60"/>
        </text:list-header>
        <text:list-item>
          <text:p text:style-name="P61"><text:span text:style-name="T46">[Characteristic Rock Type Principle - V2]:</text:span><text:span text:style-name="T85"> </text:span><text:span text:style-name="T87">**Given a sufficiently large (i) amount of rock specimens and (ii) region under study**</text:span><text:span text:style-name="T85">, for two strata A and B, </text:span>it holds: There is a bijection between the age of some strata and its characteristic rock type<text:span text:style-name="T88">s</text:span></text:p>
        </text:list-item>
      </text:list>
      <text:p text:style-name="P30"/>
      <text:p text:style-name="P31"><text:span text:style-name="T91">Es wird angenommen: </text:span>Wer [CFAP] bzw. [CRTP] akzeptiert, der wird auch [CFAP – V2] bzw. [CRTP – V2] akzeptieren, jedoch nicht umgekehrt.</text:p>
      <text:p text:style-name="P31"/>
      <text:p text:style-name="P32">Aus Gründen der Satzersparnis wird in der REKO auf <text:span text:style-name="T46">[Characteristic Rock Type Principle – V2] </text:span>verzichte<text:span text:style-name="T138">t. </text:span></text:p>
      <text:p text:style-name="P32"/>
      <text:p text:style-name="P69">To DO: Besprechen</text:p>
      <text:p text:style-name="P32"/>
      <text:list xml:id="list1279851813" text:style-name="L4">
        <text:list-header>
          <text:p text:style-name="P82">![Devon NC <text:span text:style-name="T139">No</text:span> LV – F&amp;F] +&gt; [LV in F&amp;F – Some Time]</text:p>
          <text:p text:style-name="P83">[Devon NC <text:span text:style-name="T139">No</text:span> LV – F&amp;F]&lt;=&gt;([NC – BoE – Fossils] &amp; [NC – BoE – Region])</text:p>
        </text:list-header>
      </text:list>
      <text:h text:style-name="Heading_20_1" text:outline-level="1"><text:soft-page-break/>Argument-Typen</text:h>
      <text:h text:style-name="P52" text:outline-level="2">Datierungs<text:span text:style-name="T93">regel-A</text:span>rgumente</text:h>
      <text:p text:style-name="P7">Aus der Formulierung der Datierungsregeln <text:span text:style-name="T90">mittels des Wortes „Bijektion“ ergeben sich für jede Datierungsregel jeweils zwei mögliche Argumente, die meistens beide Eingang in die REKO gefunden haben.</text:span></text:p>
      <text:p text:style-name="P9"><text:span text:style-name="T35">A</text:span><text:span text:style-name="T36">ls Beispiel dient hier die Anwendung von </text:span><text:span text:style-name="T54">[Characteristic Fossil Principle]</text:span><text:span text:style-name="T38"> in S1.</text:span></text:p>
      <text:list xml:id="list3625847062" text:style-name="L5">
        <text:list-item>
          <text:p text:style-name="P71"><text:span text:style-name="T73">&lt;Main Culm as CM – CFP - </text:span><text:span text:style-name="T74">1</text:span><text:span text:style-name="T73">&gt;: </text:span><text:span text:style-name="T26">If strata can be identified by means of their characteristic fossils and </text:span><text:span text:style-name="T21">the MC strata support characteristic CM fossils, then they are CM in age</text:span></text:p>
          <text:p text:style-name="P67"><text:span text:style-name="T66">(1)</text:span> <text:span text:style-name="T43">[Characteristic Fossil Principle]</text:span> </text:p>
        </text:list-item>
      </text:list>
      <text:p text:style-name="P33"><text:span text:style-name="T66"><text:tab/>(2)</text:span> <text:span text:style-name="T43">[Characteristic CM Fossils in Main Culm]</text:span></text:p>
      <text:p text:style-name="P45"><text:tab/>----</text:p>
      <text:p text:style-name="P33"><text:span text:style-name="T66"><text:tab/>(3)</text:span> <text:span text:style-name="T43">[Main Culm as CM]</text:span></text:p>
      <text:p text:style-name="P41"/>
      <text:list xml:id="list123247090791134" text:continue-numbering="true" text:style-name="L5">
        <text:list-item>
          <text:p text:style-name="P64"><text:span text:style-name="T79">&lt;Main Culm as CM – CFP - </text:span><text:span text:style-name="T80">2</text:span><text:span text:style-name="T79">&gt;:</text:span><text:span text:style-name="T8">If strata can be identified by means of their characteristic fossils and the MC strata are CM in age, then they support characteristic CM fossils</text:span></text:p>
        </text:list-item>
      </text:list>
      <text:p text:style-name="P17"><text:span text:style-name="T8"><text:tab/></text:span><text:span text:style-name="T78">(1)</text:span><text:span text:style-name="T8"> </text:span><text:span text:style-name="T58">[Characteristic Fossil Principle]</text:span><text:span text:style-name="T8"> </text:span></text:p>
      <text:p text:style-name="P33"><text:span text:style-name="T66"><text:tab/>(</text:span><text:span text:style-name="T68">2</text:span><text:span text:style-name="T66">)</text:span> <text:span text:style-name="T43">[Main Culm as CM]</text:span></text:p>
      <text:p text:style-name="P45"><text:tab/>----</text:p>
      <text:p text:style-name="P33"><text:span text:style-name="T66"><text:tab/>(</text:span><text:span text:style-name="T68">3</text:span><text:span text:style-name="T66">)</text:span> <text:span text:style-name="T43">[Characteristic CM Fossils in Main Culm]</text:span></text:p>
      <text:p text:style-name="P33"/>
      <text:p text:style-name="P23">Aus<text:span text:style-name="T46">[Characteristic Fossil Principle] </text:span>folgen die beiden Sätze:</text:p>
      <text:p text:style-name="P23"/>
      <text:list xml:id="list3424104632" text:style-name="L6">
        <text:list-item>
          <text:p text:style-name="P68">If some strata are <draw:g text:anchor-type="as-char" svg:y="-0.256cm" draw:z-index="0" draw:style-name="gr1"><svg:title>TexMaths</svg:title><svg:desc>12§display§t_{0}§svg§600§FALSE§</svg:desc><draw:frame draw:style-name="gr2" draw:text-style-name="P104" svg:width="0.318cm" svg:height="0.32cm" svg:x="0cm" svg:y="0cm"><draw:image xlink:href="Pictures/1000070F0000010A0000010C4F350806A5288719.svg" xlink:type="simple" xlink:show="embed" xlink:actuate="onLoad" loext:mime-type="image/svg+xml"><text:p/></draw:image><draw:image xlink:href="Pictures/100002010000000A0000000A447FC9E9CC483506.png" xlink:type="simple" xlink:show="embed" xlink:actuate="onLoad" loext:mime-type="image/png"/></draw:frame></draw:g><text:s/>in age, then they support chracteristic fossils <draw:g text:anchor-type="as-char" svg:y="-0.182cm" draw:z-index="1" draw:style-name="gr1"><svg:title>TexMaths</svg:title><svg:desc>12§display§x_{0}, y_{0},...§svg§600§FALSE§</svg:desc><draw:frame draw:style-name="gr2" draw:text-style-name="P104" svg:width="1.548cm" svg:height="0.264cm" svg:x="0cm" svg:y="0cm"><draw:image xlink:href="Pictures/100017170000050B000000DBE833FCAE61160307.svg" xlink:type="simple" xlink:show="embed" xlink:actuate="onLoad" loext:mime-type="image/svg+xml"><text:p/></draw:image><draw:image xlink:href="Pictures/10000201000000310000000898AFDC92B1C876E2.png" xlink:type="simple" xlink:show="embed" xlink:actuate="onLoad" loext:mime-type="image/png"/></draw:frame></draw:g></text:p>
        </text:list-item>
        <text:list-item>
          <text:p text:style-name="P68">If some strata support chracteristic fossils <draw:g text:anchor-type="as-char" svg:y="-0.182cm" draw:z-index="2" draw:style-name="gr1"><svg:title>TexMaths</svg:title><svg:desc>12§display§x_{0}, y_{0},...§svg§600§FALSE§</svg:desc><draw:frame draw:style-name="gr2" draw:text-style-name="P104" svg:width="1.548cm" svg:height="0.264cm" svg:x="0cm" svg:y="0cm"><draw:image xlink:href="Pictures/100017170000050B000000DBE833FCAE61160307.svg" xlink:type="simple" xlink:show="embed" xlink:actuate="onLoad" loext:mime-type="image/svg+xml"><text:p/></draw:image><draw:image xlink:href="Pictures/10000201000000310000000898AFDC92B1C876E2.png" xlink:type="simple" xlink:show="embed" xlink:actuate="onLoad" loext:mime-type="image/png"/></draw:frame></draw:g>, then they are <draw:g text:anchor-type="as-char" svg:y="-0.256cm" draw:z-index="3" draw:style-name="gr1"><svg:title>TexMaths</svg:title><svg:desc>12§display§t_{0}§svg§600§FALSE§</svg:desc><draw:frame draw:style-name="gr2" draw:text-style-name="P104" svg:width="0.318cm" svg:height="0.32cm" svg:x="0cm" svg:y="0cm"><draw:image xlink:href="Pictures/1000070F0000010A0000010C4F350806A5288719.svg" xlink:type="simple" xlink:show="embed" xlink:actuate="onLoad" loext:mime-type="image/svg+xml"><text:p/></draw:image><draw:image xlink:href="Pictures/100002010000000A0000000A447FC9E9CC483506.png" xlink:type="simple" xlink:show="embed" xlink:actuate="onLoad" loext:mime-type="image/png"/></draw:frame></draw:g><text:s/>in age</text:p>
          <text:p text:style-name="P65"/>
        </text:list-item>
      </text:list>
      <text:p text:style-name="P47"><text:span text:style-name="T73">&lt;Main Culm as CM – CFP – </text:span><text:span text:style-name="T74">1</text:span><text:span text:style-name="T73">&gt; </text:span><text:span text:style-name="T27">v</text:span><text:span text:style-name="T31">erwendet den zweiten und</text:span><text:span text:style-name="T27"> </text:span><text:span text:style-name="T73">&lt;Main Culm as CM – CFP – </text:span><text:span text:style-name="T74">2</text:span><text:span text:style-name="T73">&gt; </text:span><text:span text:style-name="T31">verwendet den ersten Satz. Aus Gründen der Satzersparnis werden beide durch </text:span><text:span text:style-name="T52">[Characteristic Fossil Principle]</text:span><text:span text:style-name="T27"> </text:span><text:span text:style-name="T31">ersetzt.</text:span></text:p>
      <text:p text:style-name="P35"/>
      <text:p text:style-name="P48"><text:span text:style-name="T31">E</text:span><text:span text:style-name="T30">s stellt sich hier die Frage, ob nur </text:span><text:span text:style-name="T73">&lt;Main Culm as CM – CFP – </text:span><text:span text:style-name="T74">2</text:span><text:span text:style-name="T73">&gt; </text:span><text:span text:style-name="T25">i</text:span><text:span text:style-name="T30">n die REKO eingebaut werden sollte, da es sich im Gegensatz zu </text:span><text:span text:style-name="T73">&lt;Main Culm as CM – CFP – </text:span><text:span text:style-name="T72">1</text:span><text:span text:style-name="T73">&gt; </text:span><text:span text:style-name="T26"><text:s/></text:span><text:span text:style-name="T30">als eine deduktiv-nomologische Erklärung interpretieren lässt.</text:span></text:p>
      <text:p text:style-name="P36"/>
      <text:p text:style-name="P19"><text:span text:style-name="T78"><text:tab/>(1)</text:span><text:span text:style-name="T8"> </text:span><text:span text:style-name="T58">[Characteristic Fossil Principle]</text:span><text:span text:style-name="T8"> <text:tab/><text:tab/><text:tab/></text:span><text:span text:style-name="T10">(</text:span><text:span text:style-name="T11">Naturgesetz</text:span><text:span text:style-name="T10">)</text:span></text:p>
      <text:p text:style-name="P34"><text:span text:style-name="T66"><text:tab/>(</text:span><text:span text:style-name="T68">2</text:span><text:span text:style-name="T66">)</text:span> <text:span text:style-name="T43">[Main Culm as CM] </text:span><text:span text:style-name="T48"><text:tab/><text:tab/><text:tab/><text:tab/><text:tab/><text:tab/></text:span><text:span text:style-name="T64">(</text:span><text:span text:style-name="T63">Hilfsannahme</text:span><text:span text:style-name="T64">)</text:span></text:p>
      <text:p text:style-name="P46"><text:tab/>----</text:p>
      <text:p text:style-name="P43"><text:span text:style-name="T76"><text:tab/>(</text:span><text:span text:style-name="T77">3</text:span><text:span text:style-name="T76">)</text:span><text:span text:style-name="T32"> </text:span><text:span text:style-name="T56">[Characteristic CM Fossils in Main Culm]<text:tab/><text:tab/></text:span><text:span text:style-name="T37">(Explanandum)</text:span></text:p>
      <text:p text:style-name="P37"/>
      <text:p text:style-name="P37"/>
      <text:p text:style-name="P10"><text:soft-page-break/><text:span text:style-name="T92">Anmerkung: In S1 wird </text:span><text:span text:style-name="T56">[Characteristic CM Fossils in Main Culm] </text:span><text:span text:style-name="T33">nicht der Gruppe Evidenz zugeordnet, sondern als eine weitere Hilfsannahme aufgefasst, aus der sich jedoch direkt </text:span><text:span text:style-name="T34">eine </text:span><text:span text:style-name="T33">Evidenz ableitet, nämlich</text:span><text:span text:style-name="T57"> </text:span><text:span text:style-name="T55">[CM Plants in Devon Culm].</text:span></text:p>
      <text:h text:style-name="P53" text:outline-level="2">Älter-Als-Argumente</text:h>
      <text:p text:style-name="P11">Diese Argumente finden sich in der Gruppe „Youngest Devonian Strata“. Sie dienen dazu den Raum der Datierungshypothesen einzuschränken und sind stets von ähnlicher Form: <text:span text:style-name="T94">Unter der Annahme einer</text:span> bestimmten zeitlichen Reihenfolge der Gesteinsschichten in Devon <text:span text:style-name="T94">wird von</text:span> einer Datierung einer bestimmten Gesteinsschicht auf die Datierung einer anderen Gesteinsschicht geschlossen.</text:p>
      <text:p text:style-name="P11">Das folgende Beispiel stammt aus S1/YDS</text:p>
      <text:p text:style-name="P25"><text:span text:style-name="T69">&lt;MC Older Than Exmoor Strata - MC at Youngest ORS&gt;:</text:span><text:span text:style-name="T93"> If MC strata are older than Exmoor strata, being at youngest ORS in age, </text:span>then MC strata are at youngest ORS </text:p>
      <text:p text:style-name="P42"/>
      <text:p text:style-name="P17"><text:span text:style-name="T66">(1)</text:span> <text:span text:style-name="T43">[Standard Sequence]</text:span></text:p>
      <text:p text:style-name="P17"><text:span text:style-name="T66">(2)</text:span> <text:span text:style-name="T43">[Main Culm as Post-Primary and Pre-NRS]</text:span></text:p>
      <text:p text:style-name="P17"><text:span text:style-name="T66">(3)</text:span> <text:span text:style-name="T43">[Devon Strata - Temporal Order - 1]</text:span></text:p>
      <text:p text:style-name="P17"><text:span text:style-name="T66">(4)</text:span> <text:span text:style-name="T43">[NC at Youngest ORS]</text:span></text:p>
      <text:p text:style-name="P44">----</text:p>
      <text:p text:style-name="P17"><text:span text:style-name="T66">(6)</text:span> <text:span text:style-name="T43">[MC at Youngest ORS]</text:span></text:p>
      <text:p text:style-name="P11"/>
      <text:p text:style-name="P11">Die beiden ersten Prämissen sind unkontrovers. Sie werden von allen jederzeit akzeptiert. Die dritte Prämisse legt die zeitliche Reihenfolge der Gesteinsschichten in Devon fest. Prämisse 4 sowie die Konklusion sind eine Datierung einer speziellen Gesteinsschicht., nämlich des Non-Culm bzw. des Main Culm. </text:p>
      <text:h text:style-name="P54" text:outline-level="2">Conformable Formation-Argumente</text:h>
      <text:p text:style-name="P102"><text:span text:style-name="T65">ToDo Besprechen</text:span> </text:p>
      <text:p text:style-name="P103"><text:span text:style-name="T142">Nicht vergessen </text:span><text:span text:style-name="T71">Culm Not Intercalated – </text:span><text:span text:style-name="T75">BCL/MC </text:span><text:span text:style-name="T41">Argumente!</text:span></text:p>
      <text:p text:style-name="P102"/>
      <text:h text:style-name="P55" text:outline-level="2">No-Gap-Argumente</text:h>
      <text:p text:style-name="P13">Diese Argumente finden sich in der Gruppe „Gap in the Sequence“ . <text:span text:style-name="T93">Sie dienen dazu den Raum der Datierungshypothesen einzuschränken und sind stets von ähnlicher Form: </text:span>Unter der Annahme<text:span text:style-name="T93"> einer bestimmten zeitlichen Reihenfolge der Gesteinsschichten in Devon sowie </text:span>eines bestimmten lückenlosen Übergangs zweier Gesteinsschichten wird von atomaren<text:span text:style-name="T93"> Datierung</text:span>shypothesen<text:span text:style-name="T93"> </text:span>auf eine andere atomare Datierungshypothese<text:span text:style-name="T93"> geschlossen.</text:span></text:p>
      <text:p text:style-name="P12">Das folgende Beispiel stammt aus S1/<text:span text:style-name="T94">GAP</text:span></text:p>
      <text:p text:style-name="P26"><text:span text:style-name="T70">&lt;BCL Older Than MC - MC at Oldest ML - 1&gt;:</text:span><text:span text:style-name="T94">If BCL strata are older than MC strata, being at oldest ML in age, </text:span>and there are no ORS BCL strata, then, given <text:soft-page-break/>that MC and BCL are passing conformably into one antoher, there are some ORS BCL strata </text:p>
      <text:p text:style-name="P42"/>
      <text:p text:style-name="P17"><text:span text:style-name="T66">(1)</text:span> <text:span text:style-name="T43">[Standard Sequence]</text:span></text:p>
      <text:p text:style-name="P17"><text:span text:style-name="T66">(2)</text:span> <text:span text:style-name="T43">[BCL Older Than MC]</text:span></text:p>
      <text:p text:style-name="P17"><text:span text:style-name="T66">(3)</text:span> <text:span text:style-name="T43">[Conformable Passage - MC and BCL]</text:span></text:p>
      <text:p text:style-name="P17"><text:span text:style-name="T66">(4)</text:span> <text:span text:style-name="T43">[Some Main Culm as ML]</text:span></text:p>
      <text:p text:style-name="P17"><text:span text:style-name="T66">(5)</text:span> <text:span text:style-name="T43">[No Main Culm as ORS]</text:span></text:p>
      <text:p text:style-name="P17"><text:span text:style-name="T66">(6)</text:span> <text:span text:style-name="T43">[No BCL as ML]</text:span></text:p>
      <text:p text:style-name="P44">----</text:p>
      <text:p text:style-name="P17"><text:span text:style-name="T66">(7)</text:span> <text:span text:style-name="T43">[Some BCL as ORS]</text:span></text:p>
      <text:p text:style-name="P39"/>
      <text:p text:style-name="P5">Die beiden ersten Prämissen sind unkontrovers. Sie werden von allen jederzeit akzeptiert. Die dritte Prämisse legt <text:span text:style-name="T95">einen lückenlosen Übergang fest, nämlich zwischen Main Culm und Culm Limestone</text:span>. Prämisse<text:span text:style-name="T95">n</text:span> 4,<text:span text:style-name="T95">5 und 6 </text:span>sowie die Konklusion sind <text:span text:style-name="T95">atomare</text:span> Datierun<text:span text:style-name="T95">hypothesen</text:span> des Non-Culm bzw. des Main Culm. </text:p>
      <text:h text:style-name="P56" text:outline-level="2">Conformable-Formation-Argumente</text:h>
      <text:p text:style-name="P14">Diese Argumente <text:span text:style-name="T96">sind eine Variante der No-Gap-Argumente. Geht es bei jenen um den lückenlosen Übergang zwischen verschieden Gesteinsschichten, so handelt es sich bei diesen um die Lückenlosigkeit innerhalb einer Gesteinsschicht. Diese Lückenlosigkeit wird im gesamten Verlauf der Debatte dem Main Culm sowie dem Culm Limestone unterstellt. Dem Non-Culm wird eine Lückenlosigkeit nur für den Fall einer bestimmten zeitlichen Reihenfolge aller Gesteinsschichten in Devon unterstellt</text:span></text:p>
      <text:p text:style-name="P14"><text:span text:style-name="T96">Die Conf-Form-Argumente dienen dazu den Raum der Datierungshypothesen einzuschränken und sind stets von ähnlicher Form: Anhand bestimmter </text:span>atomare<text:span text:style-name="T97">r Datierung</text:span>shypothesen<text:span text:style-name="T93"> wird </text:span>auf eine andere atomare Datierungshypothese<text:span text:style-name="T93"> geschlossen. Für den Non-Culm muss zusätzlich eine bestimmte zeitliche Reihenfolge angenommen werden. </text:span></text:p>
      <text:p text:style-name="P15">Die folgenden Argumente stammen aus aus <text:span text:style-name="T97">S0/DMC und </text:span>S1/GAP</text:p>
      <text:p text:style-name="P27"><text:span text:style-name="T66">&lt;MC as Conformable Formation - ML Missing 2&gt;:</text:span> If there are some ORS but no ML MC strata, then there are no CM MC strata </text:p>
      <text:p text:style-name="P42"/>
      <text:p text:style-name="P17"><text:span text:style-name="T66">(1)</text:span> <text:span text:style-name="T43">[Standard Sequence]</text:span></text:p>
      <text:p text:style-name="P17"><text:span text:style-name="T66">(2)</text:span> <text:span text:style-name="T43">[Some Main Culm as ORS]</text:span></text:p>
      <text:p text:style-name="P17"><text:span text:style-name="T66">(3)</text:span> <text:span text:style-name="T43">[No Main Culm as ML]</text:span></text:p>
      <text:p text:style-name="P44">----</text:p>
      <text:p text:style-name="P17"><text:span text:style-name="T66">(4)</text:span> <text:span text:style-name="T43">[No Main Culm as CM]</text:span></text:p>
      <text:p text:style-name="P15"/>
      <text:p text:style-name="P27"><text:span text:style-name="T66">&lt;NC as Conformable Formation - ML Missing 2&gt;:</text:span> If NC strata are the oldest Devonian strata and there are some ORS but no ML NC strata, </text:p>
      <text:p text:style-name="P17">then there are no CM NC strata </text:p>
      <text:p text:style-name="P42"/>
      <text:p text:style-name="P17"><text:span text:style-name="T66">(1)</text:span> <text:span text:style-name="T43">[Standard Sequence]</text:span></text:p>
      <text:p text:style-name="P17"><text:span text:style-name="T66">(2)</text:span> <text:span text:style-name="T43">[Devon Strata - Temporal Order - 2]</text:span></text:p>
      <text:p text:style-name="P17"><text:soft-page-break/><text:span text:style-name="T66">(3)</text:span> <text:span text:style-name="T43">[Some Non-Culm as ORS]</text:span></text:p>
      <text:p text:style-name="P17"><text:span text:style-name="T66">(4)</text:span> <text:span text:style-name="T43">[No Non-Culm as ML]</text:span></text:p>
      <text:p text:style-name="P44">----</text:p>
      <text:p text:style-name="P17"><text:span text:style-name="T66">(5)</text:span> <text:span text:style-name="T43">[No Non-Culm as CM]</text:span></text:p>
      <text:p text:style-name="P15"/>
      <text:p text:style-name="P6">Die erste Prämisse <text:span text:style-name="T97">ist</text:span> unkontrovers. Sie <text:span text:style-name="T97">wird</text:span> von allen jederzeit akzeptiert. Die <text:span text:style-name="T97">letzten beiden </text:span>Prämisse<text:span text:style-name="T95">n </text:span>sowie die Konklusion sind <text:span text:style-name="T95">atomare</text:span> Datierun<text:span text:style-name="T98">gshypothesen</text:span> <text:span text:style-name="T97">ein- und derselben Gesteinsschicht</text:span>. </text:p>
      <text:h text:style-name="P49" text:outline-level="1">Auslassungen</text:h>
      <text:list xml:id="list2017102570" text:style-name="L7">
        <text:list-item>
          <text:p text:style-name="P90">Evidenzen des Typs: <text:span text:style-name="T8">[Gap in the Sequence – Observed at Locality X] </text:span><text:s/>bzw. <text:span text:style-name="T8">[Unbroken Sequence – Observed at Locality X]</text:span></text:p>
          <text:p text:style-name="P86"><text:span text:style-name="T102">Diese waren über den gesamten Verlauf der Debatte höchst umstritten. </text:span><text:span text:style-name="T103">Denn</text:span><text:span text:style-name="T104"> jeder Satz </text:span><text:span text:style-name="T103">dieser Art lässt sich</text:span><text:span text:style-name="T9"> </text:span><text:span text:style-name="T104">als lokale Besonderheit abtun</text:span></text:p>
        </text:list-item>
        <text:list-item>
          <text:p text:style-name="P86"><text:span text:style-name="T102">Fallbeispiele </text:span><text:span text:style-name="T111">für CM-ähnliche Fossilien in Pre-ORS-Gestein</text:span><text:span text:style-name="T102"> aus Irland, den französischen Alpen und Nordamerika</text:span></text:p>
        </text:list-item>
        <text:list-item>
          <text:p text:style-name="P91"><text:span text:style-name="T145">NEU: </text:span><text:span text:style-name="T133">S0/DLB: </text:span>Culm Trough in Exmoor <text:span text:style-name="T12">(</text:span><text:span text:style-name="T128">S.</text:span><text:span text:style-name="T130">96</text:span><text:span text:style-name="T128"> §</text:span><text:span text:style-name="T130">5.1</text:span><text:span text:style-name="T128"> </text:span><text:span text:style-name="T130">OCT to NOV 34</text:span><text:span text:style-name="T129">)</text:span></text:p>
        </text:list-item>
        <text:list-item>
          <text:p text:style-name="P92"><text:span text:style-name="T140">S4/DLB: </text:span><text:span text:style-name="T141">Fallbeispiele aus Südwest-England, nämlich Mendip Hills und Manacaan Culm </text:span><text:span text:style-name="T132">(</text:span><text:span text:style-name="T120">§</text:span><text:span text:style-name="T121">7</text:span><text:span text:style-name="T120">.</text:span><text:span text:style-name="T117">6</text:span><text:span text:style-name="T120"> </text:span><text:span text:style-name="T121">OCT</text:span><text:span text:style-name="T117">to </text:span><text:span text:style-name="T121">NOV</text:span><text:span text:style-name="T120"> </text:span><text:span text:style-name="T119">3</text:span><text:span text:style-name="T121">6</text:span><text:span text:style-name="T117"> S.</text:span><text:span text:style-name="T121">178-180</text:span><text:span text:style-name="T132">)</text:span></text:p>
        </text:list-item>
        <text:list-item>
          <text:p text:style-name="P93"><text:span text:style-name="T134">S6/</text:span><text:span text:style-name="T133">AUS+SED: </text:span><text:s/>Ähnlichkeiten zwischen verschiedenen Kalksteinen in Süd-Devon <text:span text:style-name="T132">(</text:span><text:span text:style-name="T113">§</text:span><text:span text:style-name="T117">9</text:span><text:span text:style-name="T113">.</text:span><text:span text:style-name="T117">6</text:span><text:span text:style-name="T113"> JAN </text:span><text:span text:style-name="T117">to MAY</text:span><text:span text:style-name="T113"> </text:span><text:span text:style-name="T119">3</text:span><text:span text:style-name="T117">8 S.237</text:span><text:span text:style-name="T132">)</text:span></text:p>
        </text:list-item>
        <text:list-item>
          <text:p text:style-name="P87"><text:span text:style-name="T108">S6/SED: </text:span><text:span text:style-name="T105">Evidenzen </text:span><text:span text:style-name="T108">für </text:span><text:span text:style-name="T106">DEV.2b</text:span><text:span text:style-name="T107"> (</text:span><text:span text:style-name="T113">§8.2 JAN 37 </text:span><text:span text:style-name="T115">und </text:span><text:span text:style-name="T124">S.243 §9.8 May 38</text:span><text:span text:style-name="T107">)</text:span></text:p>
        </text:list-item>
        <text:list-item>
          <text:p text:style-name="P94"><text:span text:style-name="T110">S6/AUS: </text:span><text:span text:style-name="T107">T</text:span><text:span text:style-name="T101">axonomic Variations </text:span><text:span text:style-name="T110">&amp; Variations Within Species </text:span><text:span text:style-name="T107">(</text:span><text:span text:style-name="T124">S.2</text:span><text:span text:style-name="T125">36</text:span><text:span text:style-name="T124"> §9.</text:span><text:span text:style-name="T125">6</text:span><text:span text:style-name="T124"> </text:span><text:span text:style-name="T125">JAN to MAY</text:span><text:span text:style-name="T124"> 38</text:span><text:span text:style-name="T107">)</text:span></text:p>
        </text:list-item>
        <text:list-item>
          <text:p text:style-name="P88"><text:span text:style-name="T112">NEU: </text:span><text:span text:style-name="T108">S6/AUS: </text:span><text:span text:style-name="T103">Reddish Strata in South Devon Non-Culm <text:s/>(</text:span><text:span text:style-name="T113">S.224 §9.3 DEC 37 </text:span><text:span text:style-name="T114">und </text:span><text:span text:style-name="T123">S.237/8 §9.6 JAN 38</text:span><text:span text:style-name="T103">)</text:span></text:p>
        </text:list-item>
        <text:list-item>
          <text:p text:style-name="P74"><text:span text:style-name="T135">WIL/S7: </text:span>Culm Saddle <text:span text:style-name="T136"><text:s/></text:span><text:span text:style-name="T133">(</text:span><text:span text:style-name="T113">S.</text:span><text:span text:style-name="T118">333-336</text:span><text:span text:style-name="T113"> §</text:span><text:span text:style-name="T118">12</text:span><text:span text:style-name="T113">.7 </text:span><text:span text:style-name="T118">SEP 38 to JAN</text:span><text:span text:style-name="T113"> 38</text:span><text:span text:style-name="T116">)</text:span></text:p>
        </text:list-item>
        <text:list-item>
          <text:p text:style-name="P89"><text:span text:style-name="T12">DLB/S7: </text:span><text:span text:style-name="T13">Pseudo-Culm </text:span><text:span text:style-name="T12">(</text:span><text:span text:style-name="T123">S.24</text:span><text:span text:style-name="T126">1</text:span><text:span text:style-name="T123"> §9.7 MAR 38</text:span><text:span text:style-name="T126">)</text:span></text:p>
        </text:list-item>
        <text:list-item>
          <text:p text:style-name="P95"><text:span text:style-name="T8">S8/MUR+SED: </text:span><text:span text:style-name="T13">Rh</text:span><text:span text:style-name="T14">ineland Campaign </text:span><text:span text:style-name="T107">(</text:span><text:span text:style-name="T131">§</text:span><text:span text:style-name="T127">12</text:span><text:span text:style-name="T131"> </text:span><text:span text:style-name="T124">S.</text:span><text:span text:style-name="T122">301-343</text:span><text:span text:style-name="T124"> M</text:span><text:span text:style-name="T122">AY</text:span><text:span text:style-name="T124"> 3</text:span><text:span text:style-name="T122">9 to FEB 40</text:span><text:span text:style-name="T107">)</text:span></text:p>
        </text:list-item>
        <text:list-item>
          <text:p text:style-name="P96"><text:span text:style-name="T112">NEU: </text:span><text:span text:style-name="T101">S4</text:span><text:span text:style-name="T108">+S</text:span><text:span text:style-name="T101">6</text:span><text:span text:style-name="T108">+S</text:span><text:span text:style-name="T101">8: </text:span><text:span text:style-name="T103">C</text:span><text:span text:style-name="T101">RTP-V2 (und infolgedessen CRT-ORS-(I/II-)V2, LV in Sedimentation, Scottland/Devon-B</text:span><text:span text:style-name="T109">ody of Evidence</text:span><text:span text:style-name="T101">-Rocks)</text:span></text:p>
        </text:list-item>
      </text:list>
      <text:h text:style-name="P49" text:outline-level="1"><text:soft-page-break/>Probleme</text:h>
      <text:h text:style-name="P57" text:outline-level="2">Zusammenfassungen von Sätzen</text:h>
      <text:p text:style-name="P4"><text:span text:style-name="T16">Um Sätze zu sparen </text:span><text:span text:style-name="T17">finde</text:span><text:span text:style-name="T18">t</text:span><text:span text:style-name="T17"> sich in der REKO </text:span><text:span text:style-name="T19">wurden mehrere Aussagen in einer einzigen <text:s/>zusammengefasst. </text:span><text:span text:style-name="T20">Dies führt u.U. zu Problemen.</text:span></text:p>
      <text:list xml:id="list1343634016" text:style-name="L8">
        <text:list-item>
          <text:p text:style-name="P66"><text:span text:style-name="T42">[BCL - FA - No LV]:</text:span><text:span text:style-name="T59"> BCL FA is no local variation that is (i) the region under study as well as (ii) the amount </text:span>of fossil species is sufficiently large</text:p>
          <text:p text:style-name="P66"/>
          <text:p text:style-name="P97">Es wäre <text:span text:style-name="T60">z.B. plausibel</text:span>, DLB zu unterstellen, dass er von S4-S7 den ersten Teil bejaht und den zweiten verneint</text:p>
        </text:list-item>
        <text:list-item>
          <text:p text:style-name="P97"><text:span text:style-name="T51">[Non-Culm - Body of Evidence - Fossils]</text:span><text:span text:style-name="T21">:Concerning Devon Non-Culm strata, the amount of fossils under study is sufficiently large</text:span></text:p>
          <text:p text:style-name="P97"><text:span text:style-name="T51">[Non-Culm - Body of Evidence - Region]</text:span><text:span text:style-name="T21">:Concerning Devon Non-Culm strata, the region under study is sufficiently large</text:span></text:p>
          <text:p text:style-name="P66"><text:span text:style-name="T43">[Non-Culm - Body of Evidence - Rock Specimens]:</text:span> Concerning Devon ORS strata, the amount of rock specimens under study is sufficiently large</text:p>
        </text:list-item>
      </text:list>
      <text:p text:style-name="P17"/>
      <text:list xml:id="list123246116577705" text:continue-numbering="true" text:style-name="L8">
        <text:list-header>
          <text:p text:style-name="P98"><text:span text:style-name="T21">Dieses Satztripel steht stellvertretend für 2 </text:span><text:span text:style-name="T24">speziellere </text:span><text:span text:style-name="T21">Satztripel:</text:span></text:p>
        </text:list-header>
      </text:list>
      <text:list xml:id="list989632036" text:style-name="L9">
        <text:list-item>
          <text:list>
            <text:list-item>
              <text:list>
                <text:list-item>
                  <text:p text:style-name="P100"><text:span text:style-name="T51">[Some North Devon Non-Culm - Body of Evidence - Fossils]</text:span><text:span text:style-name="T21">:Concerning some North Devon Non-Culm strata, the amount of fossils under study is sufficiently large</text:span></text:p>
                  <text:p text:style-name="P84">…</text:p>
                </text:list-item>
                <text:list-item>
                  <text:p text:style-name="P101"><text:span text:style-name="T51">[Some South Devon Non-Culm - Body of Evidence - Fossils]</text:span><text:span text:style-name="T21">:Concerning some South Devon Non-Culm strata, </text:span><text:span text:style-name="T22">the Great LSTs, </text:span><text:span text:style-name="T21">the amount of fossils under study is sufficiently large</text:span></text:p>
                  <text:p text:style-name="P84">…</text:p>
                </text:list-item>
              </text:list>
            </text:list-item>
          </text:list>
        </text:list-item>
      </text:list>
      <text:list xml:id="list123246441989084" text:continue-list="list123246116577705" text:style-name="L8">
        <text:list-header>
          <text:p text:style-name="P99"><text:span text:style-name="T21">Es wäre </text:span><text:span text:style-name="T23">z.B. plausibel</text:span><text:span text:style-name="T21">, DLB zu unterstellen, dass er </text:span><text:span text:style-name="T23">in S6 </text:span><text:span text:style-name="T51">[Some North Devon Non-Culm - Body of Evidence – Fossils] </text:span><text:span text:style-name="T23">verneint, aber </text:span><text:span text:style-name="T51">[Some South Devon Non-Culm - Body of Evidence – Fossils] </text:span><text:span text:style-name="T23">bejaht</text:span></text:p>
        </text:list-header>
      </text:list>
      <text:h text:style-name="P51" text:outline-level="1"/>
      <text:p text:style-name="P40"/>
      <text:p text:style-name="P38"/>
      <text:list xml:id="list123247485740483" text:continue-numbering="true" text:style-name="L8">
        <text:list-header>
          <text:p text:style-name="P85"/>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Source Code Pro" svg:font-family="'Source Code Pr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3:26:41.080257299</meta:creation-date>
    <meta:generator>LibreOffice/6.4.5.2$Linux_X86_64 LibreOffice_project/40$Build-2</meta:generator>
    <dc:date>2020-11-05T12:32:45.936334486</dc:date>
    <meta:editing-duration>PT8H46M41S</meta:editing-duration>
    <meta:editing-cycles>101</meta:editing-cycles>
    <meta:document-statistic meta:table-count="0" meta:image-count="0" meta:object-count="0" meta:page-count="8" meta:paragraph-count="156" meta:word-count="2192" meta:character-count="14318" meta:non-whitespace-character-count="12247"/>
  </office:meta>
</office:document-meta>
</file>